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1pt"/>
    </style:style>
    <style:style style:name="co2" style:family="table-column">
      <style:table-column-properties fo:break-before="auto" style:column-width="40.51pt"/>
    </style:style>
    <style:style style:name="co3" style:family="table-column">
      <style:table-column-properties fo:break-before="auto" style:column-width="25.26pt"/>
    </style:style>
    <style:style style:name="co4" style:family="table-column">
      <style:table-column-properties fo:break-before="auto" style:column-width="42.29pt"/>
    </style:style>
    <style:style style:name="co5" style:family="table-column">
      <style:table-column-properties fo:break-before="auto" style:column-width="40.85pt"/>
    </style:style>
    <style:style style:name="co6" style:family="table-column">
      <style:table-column-properties fo:break-before="auto" style:column-width="39.74pt"/>
    </style:style>
    <style:style style:name="co7" style:family="table-column">
      <style:table-column-properties fo:break-before="auto" style:column-width="46.74pt"/>
    </style:style>
    <style:style style:name="co8" style:family="table-column">
      <style:table-column-properties fo:break-before="auto" style:column-width="38.61pt"/>
    </style:style>
    <style:style style:name="co9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72.74pt"/>
    </style:style>
    <style:style style:name="co14" style:family="table-column">
      <style:table-column-properties fo:break-before="auto" style:column-width="113.61pt"/>
    </style:style>
    <style:style style:name="co15" style:family="table-column">
      <style:table-column-properties fo:break-before="auto" style:column-width="50.5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3" style:family="table-cell" style:parent-style-name="Default" style:data-style-name="N0"/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 style:data-style-name="N1"/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 style:data-style-name="N2"/>
    <style:style style:name="ce28" style:family="table-cell" style:parent-style-name="Default" style:data-style-name="N0">
      <style:text-properties fo:font-weight="normal" style:font-weight-asian="normal" style:font-weight-complex="normal"/>
    </style:style>
    <style:style style:name="ce29" style:family="table-cell" style:parent-style-name="Default" style:data-style-name="N122"/>
    <style:style style:name="ce30" style:family="table-cell" style:parent-style-name="Default" style:data-style-name="N123"/>
    <style:style style:name="ce31" style:family="table-cell" style:parent-style-name="Default" style:data-style-name="N123">
      <style:text-properties fo:font-weight="bold" style:font-weight-asian="bold" style:font-weight-complex="bold"/>
    </style:style>
    <style:style style:name="ce32" style:family="table-cell" style:parent-style-name="Default" style:data-style-name="N124"/>
    <style:style style:name="ce33" style:family="table-cell" style:parent-style-name="Default" style:data-style-name="N124">
      <style:text-properties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2"/>
    <style:style style:name="ce17" style:family="table-cell" style:parent-style-name="Default" style:data-style-name="N0">
      <style:text-properties fo:font-weight="normal" style:font-weight-asian="normal" style:font-weight-complex="normal"/>
    </style:style>
    <style:style style:name="ce18" style:family="table-cell" style:parent-style-name="Default" style:data-style-name="N122"/>
    <style:style style:name="ce19" style:family="table-cell" style:parent-style-name="Default" style:data-style-name="N123"/>
    <style:style style:name="ce20" style:family="table-cell" style:parent-style-name="Default" style:data-style-name="N123">
      <style:text-properties fo:font-weight="bold" style:font-weight-asian="bold" style:font-weight-complex="bold"/>
    </style:style>
    <style:style style:name="ce21" style:family="table-cell" style:parent-style-name="Default" style:data-style-name="N124"/>
    <style:style style:name="ce22" style:family="table-cell" style:parent-style-name="Default" style:data-style-name="N12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furnace" table:style-name="ta1">
        <table:table-column table:style-name="co1" table:default-cell-style-name="ce12"/>
        <table:table-column table:style-name="co2" table:number-columns-repeated="5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6" table:number-columns-repeated="4" table:default-cell-style-name="ce12"/>
        <table:table-column table:style-name="co8" table:default-cell-style-name="ce12"/>
        <table:table-column table:style-name="co6" table:number-columns-repeated="6" table:default-cell-style-name="ce12"/>
        <table:table-column table:style-name="co9" table:number-columns-repeated="997" table:default-cell-style-name="ce12"/>
        <table:table-row table:style-name="ro1">
          <table:table-cell table:formula="of:=MIN([.A4:.A4998])" office:value-type="float" office:value="57" calcext:value-type="float">
            <text:p>57</text:p>
          </table:table-cell>
          <table:table-cell table:formula="of:=MIN([.B4:.B4998])" office:value-type="float" office:value="49" calcext:value-type="float">
            <text:p>49</text:p>
          </table:table-cell>
          <table:table-cell table:formula="of:=MIN([.C4:.C4998])" office:value-type="float" office:value="36" calcext:value-type="float">
            <text:p>36</text:p>
          </table:table-cell>
          <table:table-cell table:style-name="ce14" table:formula="of:=MIN([.D4:.D4998])" office:value-type="float" office:value="30" calcext:value-type="float">
            <text:p>30</text:p>
          </table:table-cell>
          <table:table-cell table:style-name="ce16" table:formula="of:=MIN([.E4:.E4998])" office:value-type="float" office:value="0.177570093457944" calcext:value-type="float">
            <text:p>0.18</text:p>
          </table:table-cell>
          <table:table-cell table:style-name="ce16" table:formula="of:=MIN([.F4:.F4998])" office:value-type="float" office:value="0.182352941176471" calcext:value-type="float">
            <text:p>0.18</text:p>
          </table:table-cell>
          <table:table-cell table:number-columns-repeated="1018"/>
        </table:table-row>
        <table:table-row table:style-name="ro1">
          <table:table-cell table:formula="of:=MAX([.A3:.A4998])" office:value-type="float" office:value="65" calcext:value-type="float">
            <text:p>65</text:p>
          </table:table-cell>
          <table:table-cell table:formula="of:=MAX([.B3:.B4998])" office:value-type="float" office:value="55" calcext:value-type="float">
            <text:p>55</text:p>
          </table:table-cell>
          <table:table-cell table:formula="of:=MAX([.C3:.C4998])" office:value-type="float" office:value="44" calcext:value-type="float">
            <text:p>44</text:p>
          </table:table-cell>
          <table:table-cell table:style-name="ce14" table:formula="of:=MAX([.D3:.D4998])" office:value-type="float" office:value="37.1428571428571" calcext:value-type="float">
            <text:p>37</text:p>
          </table:table-cell>
          <table:table-cell table:style-name="ce16" table:formula="of:=MAX([.E3:.E4998])" office:value-type="float" office:value="0.225806451612903" calcext:value-type="float">
            <text:p>0.23</text:p>
          </table:table-cell>
          <table:table-cell table:style-name="ce16" table:formula="of:=MAX([.F3:.F4998])" office:value-type="float" office:value="0.211764705882353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b</text:p>
          </table:table-cell>
          <table:table-cell table:style-name="ce15" office:value-type="string" calcext:value-type="string">
            <text:p>Hue</text:p>
          </table:table-cell>
          <table:table-cell table:style-name="ce15" office:value-type="string" calcext:value-type="string">
            <text:p>Sat</text:p>
          </table:table-cell>
          <table:table-cell table:style-name="ce15" office:value-type="string" calcext:value-type="string">
            <text:p>Bri</text:p>
          </table:table-cell>
          <table:table-cell table:style-name="ce15"/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Cmax</text:p>
          </table:table-cell>
          <table:table-cell table:style-name="ce17" office:value-type="string" calcext:value-type="string">
            <text:p>Cmin</text:p>
          </table:table-cell>
          <table:table-cell table:style-name="ce17" office:value-type="string" calcext:value-type="string">
            <text:p>Delta</text:p>
          </table:table-cell>
          <table:table-cell table:style-name="ce17" office:value-type="string" calcext:value-type="string">
            <text:p>Red’</text:p>
          </table:table-cell>
          <table:table-cell table:style-name="ce17" office:value-type="string" calcext:value-type="string">
            <text:p>Green’</text:p>
          </table:table-cell>
          <table:table-cell table:style-name="ce17" office:value-type="string" calcext:value-type="string">
            <text:p>Blue’</text:p>
          </table:table-cell>
          <table:table-cell table:style-name="ce17" office:value-type="string" calcext:value-type="string">
            <text:p>Rmod</text:p>
          </table:table-cell>
          <table:table-cell table:style-name="ce17" office:value-type="string" calcext:value-type="string">
            <text:p>Gmod</text:p>
          </table:table-cell>
          <table:table-cell table:style-name="ce17" office:value-type="string" calcext:value-type="string">
            <text:p>Bmod</text:p>
          </table:table-cell>
          <table:table-cell table:style-name="ce17" table:number-columns-repeated="15"/>
          <table:table-cell table:style-name="ce13" table:number-columns-repeated="4"/>
          <table:table-cell table:number-columns-repeated="98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14" table:formula="of:=[.H4]" office:value-type="float" office:value="37.1428571428571" calcext:value-type="float">
            <text:p>37</text:p>
          </table:table-cell>
          <table:table-cell table:style-name="ce16" table:formula="of:=[.I4]" office:value-type="float" office:value="0.207920792079208" calcext:value-type="float">
            <text:p>0.21</text:p>
          </table:table-cell>
          <table:table-cell table:style-name="ce16" table:formula="of:=[.J4]" office:value-type="float" office:value="0.198039215686275" calcext:value-type="float">
            <text:p>0.20</text:p>
          </table:table-cell>
          <table:table-cell table:style-name="ce14"/>
          <table:table-cell table:formula="of:=IF(AND([.A4]&gt;[.B4];[.A4]&gt;[.C4]);[.Q4];IF([.B4]&gt;[.C4];[.R4];[.S4]))" office:value-type="float" office:value="37.1428571428571" calcext:value-type="float">
            <text:p>37.1428571428571</text:p>
          </table:table-cell>
          <table:table-cell table:style-name="ce18" table:formula="of:=IF([.M4]=0;0;([.M4]/(1-ABS(2*[.J4]-1))))" office:value-type="float" office:value="0.207920792079208" calcext:value-type="float">
            <text:p>0.208</text:p>
          </table:table-cell>
          <table:table-cell table:style-name="ce18" table:formula="of:=([.K4]+[.L4])/2" office:value-type="float" office:value="0.198039215686275" calcext:value-type="float">
            <text:p>0.198</text:p>
          </table:table-cell>
          <table:table-cell table:formula="of:=MAX([.N4:.P4])" office:value-type="float" office:value="0.23921568627451" calcext:value-type="float">
            <text:p>0.23921568627451</text:p>
          </table:table-cell>
          <table:table-cell table:formula="of:=MIN([.N4:.P4])" office:value-type="float" office:value="0.156862745098039" calcext:value-type="float">
            <text:p>0.156862745098039</text:p>
          </table:table-cell>
          <table:table-cell table:formula="of:=[.K4]-[.L4]" office:value-type="float" office:value="0.0823529411764706" calcext:value-type="float">
            <text:p>0.082352941176471</text:p>
          </table:table-cell>
          <table:table-cell table:formula="of:=[.A4]/255" office:value-type="float" office:value="0.23921568627451" calcext:value-type="float">
            <text:p>0.23921568627451</text:p>
          </table:table-cell>
          <table:table-cell table:formula="of:=[.B4]/255" office:value-type="float" office:value="0.207843137254902" calcext:value-type="float">
            <text:p>0.207843137254902</text:p>
          </table:table-cell>
          <table:table-cell table:formula="of:=[.C4]/255" office:value-type="float" office:value="0.156862745098039" calcext:value-type="float">
            <text:p>0.156862745098039</text:p>
          </table:table-cell>
          <table:table-cell table:formula="of:=60*(MOD(([.O4]-[.P4])/[.M4];6))" office:value-type="float" office:value="37.1428571428571" calcext:value-type="float">
            <text:p>37.1428571428571</text:p>
          </table:table-cell>
          <table:table-cell table:formula="of:=60*(([.P4]-[.N4])/[.M4])+2" office:value-type="float" office:value="-58" calcext:value-type="float">
            <text:p>-58</text:p>
          </table:table-cell>
          <table:table-cell table:formula="of:=60*(([.N4]-[.O4])/[.M4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style-name="ce14" table:formula="of:=[.H5]" office:value-type="float" office:value="37.1428571428571" calcext:value-type="float">
            <text:p>37</text:p>
          </table:table-cell>
          <table:table-cell table:style-name="ce16" table:formula="of:=[.I5]" office:value-type="float" office:value="0.225806451612903" calcext:value-type="float">
            <text:p>0.23</text:p>
          </table:table-cell>
          <table:table-cell table:style-name="ce16" table:formula="of:=[.J5]" office:value-type="float" office:value="0.182352941176471" calcext:value-type="float">
            <text:p>0.18</text:p>
          </table:table-cell>
          <table:table-cell table:style-name="ce14"/>
          <table:table-cell table:formula="of:=IF(AND([.A5]&gt;[.B5];[.A5]&gt;[.C5]);[.Q5];IF([.B5]&gt;[.C5];[.R5];[.S5]))" office:value-type="float" office:value="37.1428571428571" calcext:value-type="float">
            <text:p>37.1428571428571</text:p>
          </table:table-cell>
          <table:table-cell table:style-name="ce18" table:formula="of:=IF([.M5]=0;0;([.M5]/(1-ABS(2*[.J5]-1))))" office:value-type="float" office:value="0.225806451612903" calcext:value-type="float">
            <text:p>0.226</text:p>
          </table:table-cell>
          <table:table-cell table:style-name="ce18" table:formula="of:=([.K5]+[.L5])/2" office:value-type="float" office:value="0.182352941176471" calcext:value-type="float">
            <text:p>0.182</text:p>
          </table:table-cell>
          <table:table-cell table:formula="of:=MAX([.N5:.P5])" office:value-type="float" office:value="0.223529411764706" calcext:value-type="float">
            <text:p>0.223529411764706</text:p>
          </table:table-cell>
          <table:table-cell table:formula="of:=MIN([.N5:.P5])" office:value-type="float" office:value="0.141176470588235" calcext:value-type="float">
            <text:p>0.141176470588235</text:p>
          </table:table-cell>
          <table:table-cell table:formula="of:=[.K5]-[.L5]" office:value-type="float" office:value="0.0823529411764706" calcext:value-type="float">
            <text:p>0.082352941176471</text:p>
          </table:table-cell>
          <table:table-cell table:formula="of:=[.A5]/255" office:value-type="float" office:value="0.223529411764706" calcext:value-type="float">
            <text:p>0.223529411764706</text:p>
          </table:table-cell>
          <table:table-cell table:formula="of:=[.B5]/255" office:value-type="float" office:value="0.192156862745098" calcext:value-type="float">
            <text:p>0.192156862745098</text:p>
          </table:table-cell>
          <table:table-cell table:formula="of:=[.C5]/255" office:value-type="float" office:value="0.141176470588235" calcext:value-type="float">
            <text:p>0.141176470588235</text:p>
          </table:table-cell>
          <table:table-cell table:formula="of:=60*(MOD(([.O5]-[.P5])/[.M5];6))" office:value-type="float" office:value="37.1428571428571" calcext:value-type="float">
            <text:p>37.142857142857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style-name="ce14" table:formula="of:=[.H6]" office:value-type="float" office:value="34.7368421052632" calcext:value-type="float">
            <text:p>35</text:p>
          </table:table-cell>
          <table:table-cell table:style-name="ce16" table:formula="of:=[.I6]" office:value-type="float" office:value="0.177570093457944" calcext:value-type="float">
            <text:p>0.18</text:p>
          </table:table-cell>
          <table:table-cell table:style-name="ce16" table:formula="of:=[.J6]" office:value-type="float" office:value="0.209803921568627" calcext:value-type="float">
            <text:p>0.21</text:p>
          </table:table-cell>
          <table:table-cell table:style-name="ce14"/>
          <table:table-cell table:formula="of:=IF(AND([.A6]&gt;[.B6];[.A6]&gt;[.C6]);[.Q6];IF([.B6]&gt;[.C6];[.R6];[.S6]))" office:value-type="float" office:value="34.7368421052632" calcext:value-type="float">
            <text:p>34.7368421052632</text:p>
          </table:table-cell>
          <table:table-cell table:style-name="ce18" table:formula="of:=IF([.M6]=0;0;([.M6]/(1-ABS(2*[.J6]-1))))" office:value-type="float" office:value="0.177570093457944" calcext:value-type="float">
            <text:p>0.178</text:p>
          </table:table-cell>
          <table:table-cell table:style-name="ce18" table:formula="of:=([.K6]+[.L6])/2" office:value-type="float" office:value="0.209803921568627" calcext:value-type="float">
            <text:p>0.210</text:p>
          </table:table-cell>
          <table:table-cell table:formula="of:=MAX([.N6:.P6])" office:value-type="float" office:value="0.247058823529412" calcext:value-type="float">
            <text:p>0.247058823529412</text:p>
          </table:table-cell>
          <table:table-cell table:formula="of:=MIN([.N6:.P6])" office:value-type="float" office:value="0.172549019607843" calcext:value-type="float">
            <text:p>0.172549019607843</text:p>
          </table:table-cell>
          <table:table-cell table:formula="of:=[.K6]-[.L6]" office:value-type="float" office:value="0.0745098039215686" calcext:value-type="float">
            <text:p>0.074509803921569</text:p>
          </table:table-cell>
          <table:table-cell table:formula="of:=[.A6]/255" office:value-type="float" office:value="0.247058823529412" calcext:value-type="float">
            <text:p>0.247058823529412</text:p>
          </table:table-cell>
          <table:table-cell table:formula="of:=[.B6]/255" office:value-type="float" office:value="0.215686274509804" calcext:value-type="float">
            <text:p>0.215686274509804</text:p>
          </table:table-cell>
          <table:table-cell table:formula="of:=[.C6]/255" office:value-type="float" office:value="0.172549019607843" calcext:value-type="float">
            <text:p>0.172549019607843</text:p>
          </table:table-cell>
          <table:table-cell table:formula="of:=60*(MOD(([.O6]-[.P6])/[.M6];6))" office:value-type="float" office:value="34.7368421052632" calcext:value-type="float">
            <text:p>34.7368421052632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29.2631578947368" calcext:value-type="float">
            <text:p>29.2631578947368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style-name="ce14" table:formula="of:=[.H7]" office:value-type="float" office:value="37.1428571428571" calcext:value-type="float">
            <text:p>37</text:p>
          </table:table-cell>
          <table:table-cell table:style-name="ce16" table:formula="of:=[.I7]" office:value-type="float" office:value="0.216494845360825" calcext:value-type="float">
            <text:p>0.22</text:p>
          </table:table-cell>
          <table:table-cell table:style-name="ce16" table:formula="of:=[.J7]" office:value-type="float" office:value="0.190196078431373" calcext:value-type="float">
            <text:p>0.19</text:p>
          </table:table-cell>
          <table:table-cell table:style-name="ce14"/>
          <table:table-cell table:formula="of:=IF(AND([.A7]&gt;[.B7];[.A7]&gt;[.C7]);[.Q7];IF([.B7]&gt;[.C7];[.R7];[.S7]))" office:value-type="float" office:value="37.1428571428571" calcext:value-type="float">
            <text:p>37.1428571428571</text:p>
          </table:table-cell>
          <table:table-cell table:style-name="ce18" table:formula="of:=IF([.M7]=0;0;([.M7]/(1-ABS(2*[.J7]-1))))" office:value-type="float" office:value="0.216494845360825" calcext:value-type="float">
            <text:p>0.216</text:p>
          </table:table-cell>
          <table:table-cell table:style-name="ce18" table:formula="of:=([.K7]+[.L7])/2" office:value-type="float" office:value="0.190196078431373" calcext:value-type="float">
            <text:p>0.190</text:p>
          </table:table-cell>
          <table:table-cell table:formula="of:=MAX([.N7:.P7])" office:value-type="float" office:value="0.231372549019608" calcext:value-type="float">
            <text:p>0.231372549019608</text:p>
          </table:table-cell>
          <table:table-cell table:formula="of:=MIN([.N7:.P7])" office:value-type="float" office:value="0.149019607843137" calcext:value-type="float">
            <text:p>0.149019607843137</text:p>
          </table:table-cell>
          <table:table-cell table:formula="of:=[.K7]-[.L7]" office:value-type="float" office:value="0.0823529411764706" calcext:value-type="float">
            <text:p>0.082352941176471</text:p>
          </table:table-cell>
          <table:table-cell table:formula="of:=[.A7]/255" office:value-type="float" office:value="0.231372549019608" calcext:value-type="float">
            <text:p>0.231372549019608</text:p>
          </table:table-cell>
          <table:table-cell table:formula="of:=[.B7]/255" office:value-type="float" office:value="0.2" calcext:value-type="float">
            <text:p>0.2</text:p>
          </table:table-cell>
          <table:table-cell table:formula="of:=[.C7]/255" office:value-type="float" office:value="0.149019607843137" calcext:value-type="float">
            <text:p>0.149019607843137</text:p>
          </table:table-cell>
          <table:table-cell table:formula="of:=60*(MOD(([.O7]-[.P7])/[.M7];6))" office:value-type="float" office:value="37.1428571428571" calcext:value-type="float">
            <text:p>37.1428571428571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style-name="ce14" table:formula="of:=[.H8]" office:value-type="float" office:value="30" calcext:value-type="float">
            <text:p>30</text:p>
          </table:table-cell>
          <table:table-cell table:style-name="ce16" table:formula="of:=[.I8]" office:value-type="float" office:value="0.185185185185185" calcext:value-type="float">
            <text:p>0.19</text:p>
          </table:table-cell>
          <table:table-cell table:style-name="ce16" table:formula="of:=[.J8]" office:value-type="float" office:value="0.211764705882353" calcext:value-type="float">
            <text:p>0.21</text:p>
          </table:table-cell>
          <table:table-cell table:style-name="ce14"/>
          <table:table-cell table:formula="of:=IF(AND([.A8]&gt;[.B8];[.A8]&gt;[.C8]);[.Q8];IF([.B8]&gt;[.C8];[.R8];[.S8]))" office:value-type="float" office:value="30" calcext:value-type="float">
            <text:p>30</text:p>
          </table:table-cell>
          <table:table-cell table:style-name="ce18" table:formula="of:=IF([.M8]=0;0;([.M8]/(1-ABS(2*[.J8]-1))))" office:value-type="float" office:value="0.185185185185185" calcext:value-type="float">
            <text:p>0.185</text:p>
          </table:table-cell>
          <table:table-cell table:style-name="ce18" table:formula="of:=([.K8]+[.L8])/2" office:value-type="float" office:value="0.211764705882353" calcext:value-type="float">
            <text:p>0.212</text:p>
          </table:table-cell>
          <table:table-cell table:formula="of:=MAX([.N8:.P8])" office:value-type="float" office:value="0.250980392156863" calcext:value-type="float">
            <text:p>0.250980392156863</text:p>
          </table:table-cell>
          <table:table-cell table:formula="of:=MIN([.N8:.P8])" office:value-type="float" office:value="0.172549019607843" calcext:value-type="float">
            <text:p>0.172549019607843</text:p>
          </table:table-cell>
          <table:table-cell table:formula="of:=[.K8]-[.L8]" office:value-type="float" office:value="0.0784313725490196" calcext:value-type="float">
            <text:p>0.07843137254902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11764705882353" calcext:value-type="float">
            <text:p>0.211764705882353</text:p>
          </table:table-cell>
          <table:table-cell table:formula="of:=[.C8]/255" office:value-type="float" office:value="0.172549019607843" calcext:value-type="float">
            <text:p>0.172549019607843</text:p>
          </table:table-cell>
          <table:table-cell table:formula="of:=60*(MOD(([.O8]-[.P8])/[.M8];6))" office:value-type="float" office:value="30" calcext:value-type="float">
            <text:p>30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14" table:formula="of:=[.H9]" office:value-type="float" office:value="37.1428571428571" calcext:value-type="float">
            <text:p>37</text:p>
          </table:table-cell>
          <table:table-cell table:style-name="ce16" table:formula="of:=[.I9]" office:value-type="float" office:value="0.221052631578947" calcext:value-type="float">
            <text:p>0.22</text:p>
          </table:table-cell>
          <table:table-cell table:style-name="ce16" table:formula="of:=[.J9]" office:value-type="float" office:value="0.186274509803922" calcext:value-type="float">
            <text:p>0.19</text:p>
          </table:table-cell>
          <table:table-cell table:style-name="ce14"/>
          <table:table-cell table:formula="of:=IF(AND([.A9]&gt;[.B9];[.A9]&gt;[.C9]);[.Q9];IF([.B9]&gt;[.C9];[.R9];[.S9]))" office:value-type="float" office:value="37.1428571428571" calcext:value-type="float">
            <text:p>37.1428571428571</text:p>
          </table:table-cell>
          <table:table-cell table:style-name="ce18" table:formula="of:=IF([.M9]=0;0;([.M9]/(1-ABS(2*[.J9]-1))))" office:value-type="float" office:value="0.221052631578947" calcext:value-type="float">
            <text:p>0.221</text:p>
          </table:table-cell>
          <table:table-cell table:style-name="ce18" table:formula="of:=([.K9]+[.L9])/2" office:value-type="float" office:value="0.186274509803922" calcext:value-type="float">
            <text:p>0.186</text:p>
          </table:table-cell>
          <table:table-cell table:formula="of:=MAX([.N9:.P9])" office:value-type="float" office:value="0.227450980392157" calcext:value-type="float">
            <text:p>0.227450980392157</text:p>
          </table:table-cell>
          <table:table-cell table:formula="of:=MIN([.N9:.P9])" office:value-type="float" office:value="0.145098039215686" calcext:value-type="float">
            <text:p>0.145098039215686</text:p>
          </table:table-cell>
          <table:table-cell table:formula="of:=[.K9]-[.L9]" office:value-type="float" office:value="0.0823529411764706" calcext:value-type="float">
            <text:p>0.082352941176471</text:p>
          </table:table-cell>
          <table:table-cell table:formula="of:=[.A9]/255" office:value-type="float" office:value="0.227450980392157" calcext:value-type="float">
            <text:p>0.227450980392157</text:p>
          </table:table-cell>
          <table:table-cell table:formula="of:=[.B9]/255" office:value-type="float" office:value="0.196078431372549" calcext:value-type="float">
            <text:p>0.196078431372549</text:p>
          </table:table-cell>
          <table:table-cell table:formula="of:=[.C9]/255" office:value-type="float" office:value="0.145098039215686" calcext:value-type="float">
            <text:p>0.145098039215686</text:p>
          </table:table-cell>
          <table:table-cell table:formula="of:=60*(MOD(([.O9]-[.P9])/[.M9];6))" office:value-type="float" office:value="37.1428571428571" calcext:value-type="float">
            <text:p>37.142857142857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14" table:formula="of:=[.H10]" office:value-type="float" office:value="32.7272727272727" calcext:value-type="float">
            <text:p>33</text:p>
          </table:table-cell>
          <table:table-cell table:style-name="ce16" table:formula="of:=[.I10]" office:value-type="float" office:value="0.207547169811321" calcext:value-type="float">
            <text:p>0.21</text:p>
          </table:table-cell>
          <table:table-cell table:style-name="ce16" table:formula="of:=[.J10]" office:value-type="float" office:value="0.207843137254902" calcext:value-type="float">
            <text:p>0.21</text:p>
          </table:table-cell>
          <table:table-cell table:style-name="ce14"/>
          <table:table-cell table:formula="of:=IF(AND([.A10]&gt;[.B10];[.A10]&gt;[.C10]);[.Q10];IF([.B10]&gt;[.C10];[.R10];[.S10]))" office:value-type="float" office:value="32.7272727272727" calcext:value-type="float">
            <text:p>32.7272727272727</text:p>
          </table:table-cell>
          <table:table-cell table:style-name="ce18" table:formula="of:=IF([.M10]=0;0;([.M10]/(1-ABS(2*[.J10]-1))))" office:value-type="float" office:value="0.207547169811321" calcext:value-type="float">
            <text:p>0.208</text:p>
          </table:table-cell>
          <table:table-cell table:style-name="ce18" table:formula="of:=([.K10]+[.L10])/2" office:value-type="float" office:value="0.207843137254902" calcext:value-type="float">
            <text:p>0.208</text:p>
          </table:table-cell>
          <table:table-cell table:formula="of:=MAX([.N10:.P10])" office:value-type="float" office:value="0.250980392156863" calcext:value-type="float">
            <text:p>0.250980392156863</text:p>
          </table:table-cell>
          <table:table-cell table:formula="of:=MIN([.N10:.P10])" office:value-type="float" office:value="0.164705882352941" calcext:value-type="float">
            <text:p>0.164705882352941</text:p>
          </table:table-cell>
          <table:table-cell table:formula="of:=[.K10]-[.L10]" office:value-type="float" office:value="0.0862745098039216" calcext:value-type="float">
            <text:p>0.086274509803922</text:p>
          </table:table-cell>
          <table:table-cell table:formula="of:=[.A10]/255" office:value-type="float" office:value="0.250980392156863" calcext:value-type="float">
            <text:p>0.250980392156863</text:p>
          </table:table-cell>
          <table:table-cell table:formula="of:=[.B10]/255" office:value-type="float" office:value="0.211764705882353" calcext:value-type="float">
            <text:p>0.211764705882353</text:p>
          </table:table-cell>
          <table:table-cell table:formula="of:=[.C10]/255" office:value-type="float" office:value="0.164705882352941" calcext:value-type="float">
            <text:p>0.164705882352941</text:p>
          </table:table-cell>
          <table:table-cell table:formula="of:=60*(MOD(([.O10]-[.P10])/[.M10];6))" office:value-type="float" office:value="32.7272727272727" calcext:value-type="float">
            <text:p>32.7272727272727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style-name="ce14" table:formula="of:=[.H11]" office:value-type="float" office:value="32.7272727272727" calcext:value-type="float">
            <text:p>33</text:p>
          </table:table-cell>
          <table:table-cell table:style-name="ce16" table:formula="of:=[.I11]" office:value-type="float" office:value="0.203703703703704" calcext:value-type="float">
            <text:p>0.20</text:p>
          </table:table-cell>
          <table:table-cell table:style-name="ce16" table:formula="of:=[.J11]" office:value-type="float" office:value="0.211764705882353" calcext:value-type="float">
            <text:p>0.21</text:p>
          </table:table-cell>
          <table:table-cell table:style-name="ce14"/>
          <table:table-cell table:formula="of:=IF(AND([.A11]&gt;[.B11];[.A11]&gt;[.C11]);[.Q11];IF([.B11]&gt;[.C11];[.R11];[.S11]))" office:value-type="float" office:value="32.7272727272727" calcext:value-type="float">
            <text:p>32.7272727272727</text:p>
          </table:table-cell>
          <table:table-cell table:style-name="ce18" table:formula="of:=IF([.M11]=0;0;([.M11]/(1-ABS(2*[.J11]-1))))" office:value-type="float" office:value="0.203703703703704" calcext:value-type="float">
            <text:p>0.204</text:p>
          </table:table-cell>
          <table:table-cell table:style-name="ce18" table:formula="of:=([.K11]+[.L11])/2" office:value-type="float" office:value="0.211764705882353" calcext:value-type="float">
            <text:p>0.212</text:p>
          </table:table-cell>
          <table:table-cell table:formula="of:=MAX([.N11:.P11])" office:value-type="float" office:value="0.254901960784314" calcext:value-type="float">
            <text:p>0.254901960784314</text:p>
          </table:table-cell>
          <table:table-cell table:formula="of:=MIN([.N11:.P11])" office:value-type="float" office:value="0.168627450980392" calcext:value-type="float">
            <text:p>0.168627450980392</text:p>
          </table:table-cell>
          <table:table-cell table:formula="of:=[.K11]-[.L11]" office:value-type="float" office:value="0.0862745098039215" calcext:value-type="float">
            <text:p>0.086274509803922</text:p>
          </table:table-cell>
          <table:table-cell table:formula="of:=[.A11]/255" office:value-type="float" office:value="0.254901960784314" calcext:value-type="float">
            <text:p>0.254901960784314</text:p>
          </table:table-cell>
          <table:table-cell table:formula="of:=[.B11]/255" office:value-type="float" office:value="0.215686274509804" calcext:value-type="float">
            <text:p>0.215686274509804</text:p>
          </table:table-cell>
          <table:table-cell table:formula="of:=[.C11]/255" office:value-type="float" office:value="0.168627450980392" calcext:value-type="float">
            <text:p>0.168627450980392</text:p>
          </table:table-cell>
          <table:table-cell table:formula="of:=60*(MOD(([.O11]-[.P11])/[.M11];6))" office:value-type="float" office:value="32.7272727272727" calcext:value-type="float">
            <text:p>32.7272727272727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4"/>
          <table:table-cell table:style-name="ce16" table:number-columns-repeated="2"/>
          <table:table-cell table:style-name="ce14"/>
          <table:table-cell/>
          <table:table-cell table:style-name="ce18" table:number-columns-repeated="2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14" table:number-columns-repeated="4"/>
          <table:table-cell/>
          <table:table-cell table:style-name="ce18" table:number-columns-repeated="2"/>
          <table:table-cell table:number-columns-repeated="1014"/>
        </table:table-row>
        <table:table-row table:style-name="ro1" table:number-rows-repeated="7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14"/>
          <table:table-cell table:style-name="ce16" table:number-columns-repeated="2"/>
          <table:table-cell table:style-name="ce14"/>
          <table:table-cell/>
          <table:table-cell table:style-name="ce18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14" table:number-columns-repeated="4"/>
          <table:table-cell/>
          <table:table-cell table:style-name="ce18" table:number-columns-repeated="2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nk booth" table:style-name="ta2">
        <table:table-column table:style-name="co15" table:number-columns-repeated="3" table:default-cell-style-name="Default"/>
        <table:table-column table:style-name="co15" table:default-cell-style-name="ce14"/>
        <table:table-column table:style-name="co15" table:number-columns-repeated="2" table:default-cell-style-name="ce16"/>
        <table:table-column table:style-name="co15" table:default-cell-style-name="ce14"/>
        <table:table-column table:style-name="co15" table:default-cell-style-name="ce12"/>
        <table:table-column table:style-name="co15" table:number-columns-repeated="2" table:default-cell-style-name="ce18"/>
        <table:table-column table:style-name="co15" table:number-columns-repeated="9" table:default-cell-style-name="ce12"/>
        <table:table-row table:style-name="ro1">
          <table:table-cell table:style-name="ce14" table:formula="of:=MIN([.A4:.A43])" office:value-type="float" office:value="64" calcext:value-type="float">
            <text:p>64</text:p>
          </table:table-cell>
          <table:table-cell table:style-name="ce14" table:formula="of:=MIN([.B4:.B43])" office:value-type="float" office:value="69" calcext:value-type="float">
            <text:p>69</text:p>
          </table:table-cell>
          <table:table-cell table:style-name="ce14" table:formula="of:=MIN([.C4:.C43])" office:value-type="float" office:value="29" calcext:value-type="float">
            <text:p>29</text:p>
          </table:table-cell>
          <table:table-cell table:formula="of:=MIN([.D4:.D43])" office:value-type="float" office:value="66" calcext:value-type="float">
            <text:p>66</text:p>
          </table:table-cell>
          <table:table-cell table:style-name="ce18" table:formula="of:=MIN([.E4:.E43])" office:value-type="float" office:value="0.37037037037037" calcext:value-type="float">
            <text:p>0.370</text:p>
          </table:table-cell>
          <table:table-cell table:style-name="ce18" table:formula="of:=MIN([.F4:.F43])" office:value-type="float" office:value="0.192156862745098" calcext:value-type="float">
            <text:p>0.192</text:p>
          </table:table-cell>
          <table:table-cell table:style-name="ce12"/>
          <table:table-cell/>
          <table:table-cell table:style-name="ce12" table:number-columns-repeated="2"/>
          <table:table-cell table:number-columns-repeated="9"/>
        </table:table-row>
        <table:table-row table:style-name="ro1">
          <table:table-cell table:style-name="ce14" table:formula="of:=MAX([.A4:.A43])" office:value-type="float" office:value="69" calcext:value-type="float">
            <text:p>69</text:p>
          </table:table-cell>
          <table:table-cell table:style-name="ce14" table:formula="of:=MAX([.B4:.B43])" office:value-type="float" office:value="74" calcext:value-type="float">
            <text:p>74</text:p>
          </table:table-cell>
          <table:table-cell table:style-name="ce14" table:formula="of:=MAX([.C4:.C43])" office:value-type="float" office:value="34" calcext:value-type="float">
            <text:p>34</text:p>
          </table:table-cell>
          <table:table-cell table:formula="of:=MAX([.D4:.D43])" office:value-type="float" office:value="70.2439024390244" calcext:value-type="float">
            <text:p>70</text:p>
          </table:table-cell>
          <table:table-cell table:style-name="ce18" table:formula="of:=MAX([.E4:.E43])" office:value-type="float" office:value="0.408163265306122" calcext:value-type="float">
            <text:p>0.408</text:p>
          </table:table-cell>
          <table:table-cell table:style-name="ce18" table:formula="of:=MAX([.F4:.F43])" office:value-type="float" office:value="0.211764705882353" calcext:value-type="float">
            <text:p>0.212</text:p>
          </table:table-cell>
          <table:table-cell table:style-name="ce12"/>
          <table:table-cell/>
          <table:table-cell table:style-name="ce12" table:number-columns-repeated="2"/>
          <table:table-cell table:number-columns-repeated="9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b</text:p>
          </table:table-cell>
          <table:table-cell table:style-name="ce15" office:value-type="string" calcext:value-type="string">
            <text:p>Hue</text:p>
          </table:table-cell>
          <table:table-cell table:style-name="ce15" office:value-type="string" calcext:value-type="string">
            <text:p>Sat</text:p>
          </table:table-cell>
          <table:table-cell table:style-name="ce15" office:value-type="string" calcext:value-type="string">
            <text:p>Bri</text:p>
          </table:table-cell>
          <table:table-cell table:style-name="ce15"/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Cmax</text:p>
          </table:table-cell>
          <table:table-cell table:style-name="ce17" office:value-type="string" calcext:value-type="string">
            <text:p>Cmin</text:p>
          </table:table-cell>
          <table:table-cell table:style-name="ce17" office:value-type="string" calcext:value-type="string">
            <text:p>Delta</text:p>
          </table:table-cell>
          <table:table-cell table:style-name="ce17" office:value-type="string" calcext:value-type="string">
            <text:p>Red’</text:p>
          </table:table-cell>
          <table:table-cell table:style-name="ce17" office:value-type="string" calcext:value-type="string">
            <text:p>Green’</text:p>
          </table:table-cell>
          <table:table-cell table:style-name="ce17" office:value-type="string" calcext:value-type="string">
            <text:p>Blue’</text:p>
          </table:table-cell>
          <table:table-cell table:style-name="ce17" office:value-type="string" calcext:value-type="string">
            <text:p>Rmod</text:p>
          </table:table-cell>
          <table:table-cell table:style-name="ce17" office:value-type="string" calcext:value-type="string">
            <text:p>Gmod</text:p>
          </table:table-cell>
          <table:table-cell table:style-name="ce17" office:value-type="string" calcext:value-type="string">
            <text:p>Bmo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formula="of:=[.H4]" office:value-type="float" office:value="67.5" calcext:value-type="float">
            <text:p>68</text:p>
          </table:table-cell>
          <table:table-cell table:formula="of:=[.I4]" office:value-type="float" office:value="0.377358490566038" calcext:value-type="float">
            <text:p>0.38</text:p>
          </table:table-cell>
          <table:table-cell table:formula="of:=[.J4]" office:value-type="float" office:value="0.207843137254902" calcext:value-type="float">
            <text:p>0.21</text:p>
          </table:table-cell>
          <table:table-cell/>
          <table:table-cell table:formula="of:=IF(AND([.A4]&gt;=[.B4];[.A4]&gt;=[.C4]);[.Q4];IF([.B4]&gt;=[.C4];[.R4];[.S4]))" office:value-type="float" office:value="67.5" calcext:value-type="float">
            <text:p>67.5</text:p>
          </table:table-cell>
          <table:table-cell table:formula="of:=IF([.M4]=0;0;([.M4]/(1-ABS(2*[.J4]-1))))" office:value-type="float" office:value="0.377358490566038" calcext:value-type="float">
            <text:p>0.377</text:p>
          </table:table-cell>
          <table:table-cell table:formula="of:=([.K4]+[.L4])/2" office:value-type="float" office:value="0.207843137254902" calcext:value-type="float">
            <text:p>0.208</text:p>
          </table:table-cell>
          <table:table-cell table:formula="of:=MAX([.N4:.P4])" office:value-type="float" office:value="0.286274509803922" calcext:value-type="float">
            <text:p>0.286274509803922</text:p>
          </table:table-cell>
          <table:table-cell table:formula="of:=MIN([.N4:.P4])" office:value-type="float" office:value="0.129411764705882" calcext:value-type="float">
            <text:p>0.129411764705882</text:p>
          </table:table-cell>
          <table:table-cell table:formula="of:=[.K4]-[.L4]" office:value-type="float" office:value="0.156862745098039" calcext:value-type="float">
            <text:p>0.156862745098039</text:p>
          </table:table-cell>
          <table:table-cell table:formula="of:=[.A4]/255" office:value-type="float" office:value="0.266666666666667" calcext:value-type="float">
            <text:p>0.266666666666667</text:p>
          </table:table-cell>
          <table:table-cell table:formula="of:=[.B4]/255" office:value-type="float" office:value="0.286274509803922" calcext:value-type="float">
            <text:p>0.286274509803922</text:p>
          </table:table-cell>
          <table:table-cell table:formula="of:=[.C4]/255" office:value-type="float" office:value="0.129411764705882" calcext:value-type="float">
            <text:p>0.129411764705882</text:p>
          </table:table-cell>
          <table:table-cell table:formula="of:=60*(MOD(([.O4]-[.P4])/[.M4];6))" office:value-type="float" office:value="60" calcext:value-type="float">
            <text:p>60</text:p>
          </table:table-cell>
          <table:table-cell table:formula="of:=60*((([.P4]-[.N4])/[.M4])+2)" office:value-type="float" office:value="67.5" calcext:value-type="float">
            <text:p>67.5</text:p>
          </table:table-cell>
          <table:table-cell table:formula="of:=60*((([.N4]-[.O4])/[.M4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formula="of:=[.H5]" office:value-type="float" office:value="66" calcext:value-type="float">
            <text:p>66</text:p>
          </table:table-cell>
          <table:table-cell table:formula="of:=[.I5]" office:value-type="float" office:value="0.384615384615385" calcext:value-type="float">
            <text:p>0.38</text:p>
          </table:table-cell>
          <table:table-cell table:formula="of:=[.J5]" office:value-type="float" office:value="0.203921568627451" calcext:value-type="float">
            <text:p>0.20</text:p>
          </table:table-cell>
          <table:table-cell/>
          <table:table-cell table:formula="of:=IF(AND([.A5]&gt;=[.B5];[.A5]&gt;=[.C5]);[.Q5];IF([.B5]&gt;=[.C5];[.R5];[.S5]))" office:value-type="float" office:value="66" calcext:value-type="float">
            <text:p>66</text:p>
          </table:table-cell>
          <table:table-cell table:formula="of:=IF([.M5]=0;0;([.M5]/(1-ABS(2*[.J5]-1))))" office:value-type="float" office:value="0.384615384615385" calcext:value-type="float">
            <text:p>0.385</text:p>
          </table:table-cell>
          <table:table-cell table:formula="of:=([.K5]+[.L5])/2" office:value-type="float" office:value="0.203921568627451" calcext:value-type="float">
            <text:p>0.204</text:p>
          </table:table-cell>
          <table:table-cell table:formula="of:=MAX([.N5:.P5])" office:value-type="float" office:value="0.282352941176471" calcext:value-type="float">
            <text:p>0.282352941176471</text:p>
          </table:table-cell>
          <table:table-cell table:formula="of:=MIN([.N5:.P5])" office:value-type="float" office:value="0.125490196078431" calcext:value-type="float">
            <text:p>0.125490196078431</text:p>
          </table:table-cell>
          <table:table-cell table:formula="of:=[.K5]-[.L5]" office:value-type="float" office:value="0.156862745098039" calcext:value-type="float">
            <text:p>0.156862745098039</text:p>
          </table:table-cell>
          <table:table-cell table:formula="of:=[.A5]/255" office:value-type="float" office:value="0.266666666666667" calcext:value-type="float">
            <text:p>0.266666666666667</text:p>
          </table:table-cell>
          <table:table-cell table:formula="of:=[.B5]/255" office:value-type="float" office:value="0.282352941176471" calcext:value-type="float">
            <text:p>0.282352941176471</text:p>
          </table:table-cell>
          <table:table-cell table:formula="of:=[.C5]/255" office:value-type="float" office:value="0.125490196078431" calcext:value-type="float">
            <text:p>0.125490196078431</text:p>
          </table:table-cell>
          <table:table-cell table:formula="of:=60*(MOD(([.O5]-[.P5])/[.M5];6))" office:value-type="float" office:value="60" calcext:value-type="float">
            <text:p>60</text:p>
          </table:table-cell>
          <table:table-cell table:formula="of:=60*((([.P5]-[.N5])/[.M5])+2)" office:value-type="float" office:value="66" calcext:value-type="float">
            <text:p>66</text:p>
          </table:table-cell>
          <table:table-cell table:formula="of:=60*((([.N5]-[.O5])/[.M5])+4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formula="of:=[.H6]" office:value-type="float" office:value="67.5" calcext:value-type="float">
            <text:p>68</text:p>
          </table:table-cell>
          <table:table-cell table:formula="of:=[.I6]" office:value-type="float" office:value="0.37037037037037" calcext:value-type="float">
            <text:p>0.37</text:p>
          </table:table-cell>
          <table:table-cell table:formula="of:=[.J6]" office:value-type="float" office:value="0.211764705882353" calcext:value-type="float">
            <text:p>0.21</text:p>
          </table:table-cell>
          <table:table-cell/>
          <table:table-cell table:formula="of:=IF(AND([.A6]&gt;=[.B6];[.A6]&gt;=[.C6]);[.Q6];IF([.B6]&gt;=[.C6];[.R6];[.S6]))" office:value-type="float" office:value="67.5" calcext:value-type="float">
            <text:p>67.5</text:p>
          </table:table-cell>
          <table:table-cell table:formula="of:=IF([.M6]=0;0;([.M6]/(1-ABS(2*[.J6]-1))))" office:value-type="float" office:value="0.37037037037037" calcext:value-type="float">
            <text:p>0.370</text:p>
          </table:table-cell>
          <table:table-cell table:formula="of:=([.K6]+[.L6])/2" office:value-type="float" office:value="0.211764705882353" calcext:value-type="float">
            <text:p>0.212</text:p>
          </table:table-cell>
          <table:table-cell table:formula="of:=MAX([.N6:.P6])" office:value-type="float" office:value="0.290196078431373" calcext:value-type="float">
            <text:p>0.290196078431373</text:p>
          </table:table-cell>
          <table:table-cell table:formula="of:=MIN([.N6:.P6])" office:value-type="float" office:value="0.133333333333333" calcext:value-type="float">
            <text:p>0.133333333333333</text:p>
          </table:table-cell>
          <table:table-cell table:formula="of:=[.K6]-[.L6]" office:value-type="float" office:value="0.156862745098039" calcext:value-type="float">
            <text:p>0.156862745098039</text:p>
          </table:table-cell>
          <table:table-cell table:formula="of:=[.A6]/255" office:value-type="float" office:value="0.270588235294118" calcext:value-type="float">
            <text:p>0.270588235294118</text:p>
          </table:table-cell>
          <table:table-cell table:formula="of:=[.B6]/255" office:value-type="float" office:value="0.290196078431373" calcext:value-type="float">
            <text:p>0.290196078431373</text:p>
          </table:table-cell>
          <table:table-cell table:formula="of:=[.C6]/255" office:value-type="float" office:value="0.133333333333333" calcext:value-type="float">
            <text:p>0.133333333333333</text:p>
          </table:table-cell>
          <table:table-cell table:formula="of:=60*(MOD(([.O6]-[.P6])/[.M6];6))" office:value-type="float" office:value="60" calcext:value-type="float">
            <text:p>60</text:p>
          </table:table-cell>
          <table:table-cell table:formula="of:=60*((([.P6]-[.N6])/[.M6])+2)" office:value-type="float" office:value="67.5" calcext:value-type="float">
            <text:p>67.5</text:p>
          </table:table-cell>
          <table:table-cell table:formula="of:=60*((([.N6]-[.O6])/[.M6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table:formula="of:=[.H7]" office:value-type="float" office:value="70.2439024390244" calcext:value-type="float">
            <text:p>70</text:p>
          </table:table-cell>
          <table:table-cell table:formula="of:=[.I7]" office:value-type="float" office:value="0.39047619047619" calcext:value-type="float">
            <text:p>0.39</text:p>
          </table:table-cell>
          <table:table-cell table:formula="of:=[.J7]" office:value-type="float" office:value="0.205882352941176" calcext:value-type="float">
            <text:p>0.21</text:p>
          </table:table-cell>
          <table:table-cell/>
          <table:table-cell table:formula="of:=IF(AND([.A7]&gt;=[.B7];[.A7]&gt;=[.C7]);[.Q7];IF([.B7]&gt;=[.C7];[.R7];[.S7]))" office:value-type="float" office:value="70.2439024390244" calcext:value-type="float">
            <text:p>70.2439024390244</text:p>
          </table:table-cell>
          <table:table-cell table:formula="of:=IF([.M7]=0;0;([.M7]/(1-ABS(2*[.J7]-1))))" office:value-type="float" office:value="0.39047619047619" calcext:value-type="float">
            <text:p>0.390</text:p>
          </table:table-cell>
          <table:table-cell table:formula="of:=([.K7]+[.L7])/2" office:value-type="float" office:value="0.205882352941176" calcext:value-type="float">
            <text:p>0.206</text:p>
          </table:table-cell>
          <table:table-cell table:formula="of:=MAX([.N7:.P7])" office:value-type="float" office:value="0.286274509803922" calcext:value-type="float">
            <text:p>0.286274509803922</text:p>
          </table:table-cell>
          <table:table-cell table:formula="of:=MIN([.N7:.P7])" office:value-type="float" office:value="0.125490196078431" calcext:value-type="float">
            <text:p>0.125490196078431</text:p>
          </table:table-cell>
          <table:table-cell table:formula="of:=[.K7]-[.L7]" office:value-type="float" office:value="0.16078431372549" calcext:value-type="float">
            <text:p>0.16078431372549</text:p>
          </table:table-cell>
          <table:table-cell table:formula="of:=[.A7]/255" office:value-type="float" office:value="0.258823529411765" calcext:value-type="float">
            <text:p>0.258823529411765</text:p>
          </table:table-cell>
          <table:table-cell table:formula="of:=[.B7]/255" office:value-type="float" office:value="0.286274509803922" calcext:value-type="float">
            <text:p>0.286274509803922</text:p>
          </table:table-cell>
          <table:table-cell table:formula="of:=[.C7]/255" office:value-type="float" office:value="0.125490196078431" calcext:value-type="float">
            <text:p>0.125490196078431</text:p>
          </table:table-cell>
          <table:table-cell table:formula="of:=60*(MOD(([.O7]-[.P7])/[.M7];6))" office:value-type="float" office:value="60" calcext:value-type="float">
            <text:p>60</text:p>
          </table:table-cell>
          <table:table-cell table:formula="of:=60*((([.P7]-[.N7])/[.M7])+2)" office:value-type="float" office:value="70.2439024390244" calcext:value-type="float">
            <text:p>70.2439024390244</text:p>
          </table:table-cell>
          <table:table-cell table:formula="of:=60*((([.N7]-[.O7])/[.M7])+4)" office:value-type="float" office:value="229.756097560976" calcext:value-type="float">
            <text:p>229.7560975609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table:formula="of:=[.H8]" office:value-type="float" office:value="67.5" calcext:value-type="float">
            <text:p>68</text:p>
          </table:table-cell>
          <table:table-cell table:formula="of:=[.I8]" office:value-type="float" office:value="0.408163265306122" calcext:value-type="float">
            <text:p>0.41</text:p>
          </table:table-cell>
          <table:table-cell table:formula="of:=[.J8]" office:value-type="float" office:value="0.192156862745098" calcext:value-type="float">
            <text:p>0.19</text:p>
          </table:table-cell>
          <table:table-cell/>
          <table:table-cell table:formula="of:=IF(AND([.A8]&gt;=[.B8];[.A8]&gt;=[.C8]);[.Q8];IF([.B8]&gt;=[.C8];[.R8];[.S8]))" office:value-type="float" office:value="67.5" calcext:value-type="float">
            <text:p>67.5</text:p>
          </table:table-cell>
          <table:table-cell table:formula="of:=IF([.M8]=0;0;([.M8]/(1-ABS(2*[.J8]-1))))" office:value-type="float" office:value="0.408163265306122" calcext:value-type="float">
            <text:p>0.408</text:p>
          </table:table-cell>
          <table:table-cell table:formula="of:=([.K8]+[.L8])/2" office:value-type="float" office:value="0.192156862745098" calcext:value-type="float">
            <text:p>0.192</text:p>
          </table:table-cell>
          <table:table-cell table:formula="of:=MAX([.N8:.P8])" office:value-type="float" office:value="0.270588235294118" calcext:value-type="float">
            <text:p>0.270588235294118</text:p>
          </table:table-cell>
          <table:table-cell table:formula="of:=MIN([.N8:.P8])" office:value-type="float" office:value="0.113725490196078" calcext:value-type="float">
            <text:p>0.113725490196078</text:p>
          </table:table-cell>
          <table:table-cell table:formula="of:=[.K8]-[.L8]" office:value-type="float" office:value="0.156862745098039" calcext:value-type="float">
            <text:p>0.156862745098039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70588235294118" calcext:value-type="float">
            <text:p>0.270588235294118</text:p>
          </table:table-cell>
          <table:table-cell table:formula="of:=[.C8]/255" office:value-type="float" office:value="0.113725490196078" calcext:value-type="float">
            <text:p>0.113725490196078</text:p>
          </table:table-cell>
          <table:table-cell table:formula="of:=60*(MOD(([.O8]-[.P8])/[.M8];6))" office:value-type="float" office:value="60" calcext:value-type="float">
            <text:p>60</text:p>
          </table:table-cell>
          <table:table-cell table:formula="of:=60*((([.P8]-[.N8])/[.M8])+2)" office:value-type="float" office:value="67.5" calcext:value-type="float">
            <text:p>67.5</text:p>
          </table:table-cell>
          <table:table-cell table:formula="of:=60*((([.N8]-[.O8])/[.M8])+4)" office:value-type="float" office:value="232.5" calcext:value-type="float">
            <text:p>232.5</text:p>
          </table:table-cell>
        </table:table-row>
      </table:table>
      <table:table table:name="bank pop-up" table:style-name="ta2">
        <table:table-column table:style-name="co11" table:default-cell-style-name="Default"/>
        <table:table-row table:style-name="ro2">
          <table:table-cell/>
        </table:table-row>
      </table:table>
      <table:table table:name="bank popup" table:style-name="ta2">
        <table:table-column table:style-name="co12" table:default-cell-style-name="Default"/>
        <table:table-column table:style-name="co13" table:number-columns-repeated="5" table:default-cell-style-name="Default"/>
        <table:table-column table:style-name="co11" table:number-columns-repeated="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creen width</text:p>
          </table:table-cell>
          <table:table-cell office:value-type="string" calcext:value-type="string">
            <text:p>screen height</text:p>
          </table:table-cell>
          <table:table-cell office:value-type="string" calcext:value-type="string">
            <text:p>bank left</text:p>
          </table:table-cell>
          <table:table-cell office:value-type="string" calcext:value-type="string">
            <text:p>bank right</text:p>
          </table:table-cell>
          <table:table-cell office:value-type="string" calcext:value-type="string">
            <text:p>bank top </text:p>
          </table:table-cell>
          <table:table-cell office:value-type="string" calcext:value-type="string">
            <text:p>bank bottom</text:p>
          </table:table-cell>
          <table:table-cell/>
          <table:table-cell office:value-type="string" calcext:value-type="string">
            <text:p>bank width</text:p>
          </table:table-cell>
          <table:table-cell office:value-type="string" calcext:value-type="string">
            <text:p>Min-top</text:p>
          </table:table-cell>
          <table:table-cell office:value-type="string" calcext:value-type="string">
            <text:p>Min-top screen height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005" calcext:value-type="float">
            <text:p>1005</text:p>
          </table:table-cell>
          <table:table-cell office:value-type="float" office:value="589" calcext:value-type="float">
            <text:p>589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float" office:value="669" calcext:value-type="float">
            <text:p>669</text:p>
          </table:table-cell>
          <table:table-cell office:value-type="float" office:value="148" calcext:value-type="float">
            <text:p>148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ise</text:p>
          </table:table-cell>
          <table:table-cell table:formula="of:=[.C2]-[.C3]" office:value-type="float" office:value="441" calcext:value-type="float">
            <text:p>441</text:p>
          </table:table-cell>
          <table:table-cell table:formula="of:=[.D2]-[.D3]" office:value-type="float" office:value="441" calcext:value-type="float">
            <text:p>441</text:p>
          </table:table-cell>
          <table:table-cell table:formula="of:=[.E2]-[.E3]" office:value-type="float" office:value="17" calcext:value-type="float">
            <text:p>17</text:p>
          </table:table-cell>
          <table:table-cell table:formula="of:=[.F2]-[.F3]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B2]-[.J2]" office:value-type="float" office:value="35" calcext:value-type="float">
            <text:p>35</text:p>
          </table:table-cell>
          <table:table-cell table:formula="of:=[.B2]-[.J2]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table:formula="of:=[.C5]/[.C6]" office:value-type="float" office:value="0.500567536889898" calcext:value-type="float">
            <text:p>0.500567536889898</text:p>
          </table:table-cell>
          <table:table-cell table:formula="of:=[.D5]/[.D6]" office:value-type="float" office:value="0.500567536889898" calcext:value-type="float">
            <text:p>0.500567536889898</text:p>
          </table:table-cell>
          <table:table-cell table:formula="of:=[.E5]/[.E6]" office:value-type="float" office:value="0.485714285714286" calcext:value-type="float">
            <text:p>0.485714285714286</text:p>
          </table:table-cell>
          <table:table-cell table:formula="of:=[.F5]/[.F6]" office:value-type="float" office:value="9.08571428571429" calcext:value-type="float">
            <text:p>9.085714285714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-intercept</text:p>
          </table:table-cell>
          <table:table-cell office:value-type="float" office:value="-369.5" calcext:value-type="float">
            <text:p>-369.5</text:p>
          </table:table-cell>
          <table:table-cell office:value-type="float" office:value="117.5" calcext:value-type="float">
            <text:p>117.5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nk slot offset x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k slot offset y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width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height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float" office:value="1923" calcext:value-type="float">
            <text:p>1923</text:p>
          </table:table-cell>
          <table:table-cell office:value-type="float" office:value="2175" calcext:value-type="float">
            <text:p>2175</text:p>
          </table:table-cell>
          <table:table-cell table:formula="of:=[.C18]-[.B18]" office:value-type="float" office:value="252" calcext:value-type="float">
            <text:p>252</text:p>
          </table:table-cell>
          <table:table-cell office:value-type="string" calcext:value-type="string">
            <text:p>left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2188" calcext:value-type="float">
            <text:p>2188</text:p>
          </table:table-cell>
          <table:table-cell table:formula="of:=[.C19]-[.B18]" office:value-type="float" office:value="265" calcext:value-type="float">
            <text:p>265</text:p>
          </table:table-cell>
          <table:table-cell office:value-type="string" calcext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58" calcext:value-type="float">
            <text:p>958</text:p>
          </table:table-cell>
          <table:table-cell table:formula="of:=[.C20]-[.B19]" office:value-type="float" office:value="924" calcext:value-type="float">
            <text:p>924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970" calcext:value-type="float">
            <text:p>970</text:p>
          </table:table-cell>
          <table:table-cell table:formula="of:=[.C21]-[.B19]" office:value-type="float" office:value="936" calcext:value-type="float">
            <text:p>936</text:p>
          </table:table-cell>
          <table:table-cell office:value-type="string" calcext:value-type="string">
            <text:p>bottom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671" calcext:value-type="float">
            <text:p>671</text:p>
          </table:table-cell>
          <table:table-cell table:formula="of:=([.D23]-[.C23])/([.D24]-[.C24])" office:value-type="float" office:value="2.95238095238095" calcext:value-type="float">
            <text:p>2.95238095238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778" calcext:value-type="float">
            <text:p>778</text:p>
          </table:table-cell>
          <table:table-cell table:formula="of:=([.D26]-[.C26])/([.D27]-[.C27])" office:value-type="float" office:value="2.64" calcext:value-type="float">
            <text:p>2.6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487" calcext:value-type="float">
            <text:p>487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1360" calcext:value-type="float">
            <text:p>1360</text:p>
          </table:table-cell>
          <table:table-cell table:formula="of:=([.D29]-[.C29])/([.D30]-[.C30])" office:value-type="float" office:value="5.54166666666667" calcext:value-type="float">
            <text:p>5.541666666666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</table:table>
      <table:table table:name="building floor" table:style-name="ta2">
        <table:table-column table:style-name="co11" table:number-columns-repeated="3" table:default-cell-style-name="Default"/>
        <table:table-column table:style-name="co11" table:default-cell-style-name="ce19"/>
        <table:table-column table:style-name="co11" table:number-columns-repeated="2" table:default-cell-style-name="ce21"/>
        <table:table-column table:style-name="co11" table:number-columns-repeated="13" table:default-cell-style-name="Default"/>
        <table:table-row table:style-name="ro1">
          <table:table-cell office:value-type="string" calcext:value-type="string">
            <text:p>minimap building floor</text:p>
          </table:table-cell>
          <table:table-cell table:number-columns-repeated="18"/>
        </table:table-row>
        <table:table-row table:style-name="ro1">
          <table:table-cell table:style-name="ce14" table:formula="of:=MIN([.A4:.A20])" office:value-type="float" office:value="35" calcext:value-type="float">
            <text:p>35</text:p>
          </table:table-cell>
          <table:table-cell table:style-name="ce14" table:formula="of:=MIN([.B4:.B20])" office:value-type="float" office:value="41" calcext:value-type="float">
            <text:p>41</text:p>
          </table:table-cell>
          <table:table-cell table:style-name="ce14" table:formula="of:=MIN([.C4:.C20])" office:value-type="float" office:value="29" calcext:value-type="float">
            <text:p>29</text:p>
          </table:table-cell>
          <table:table-cell table:formula="of:=MIN([.D4:.D20])" office:value-type="float" office:value="70" calcext:value-type="float">
            <text:p>70.0</text:p>
          </table:table-cell>
          <table:table-cell table:formula="of:=MIN([.E4:.E20])" office:value-type="float" office:value="0.102362204724409" calcext:value-type="float">
            <text:p>0.1024</text:p>
          </table:table-cell>
          <table:table-cell table:formula="of:=MIN([.F4:.F20])" office:value-type="float" office:value="0.137254901960784" calcext:value-type="float">
            <text:p>0.1373</text:p>
          </table:table-cell>
          <table:table-cell table:style-name="ce12" table:number-columns-repeated="13"/>
        </table:table-row>
        <table:table-row table:style-name="ro1">
          <table:table-cell table:style-name="ce14" table:formula="of:=MAX([.A4:.A20])" office:value-type="float" office:value="94" calcext:value-type="float">
            <text:p>94</text:p>
          </table:table-cell>
          <table:table-cell table:style-name="ce14" table:formula="of:=MAX([.B4:.B20])" office:value-type="float" office:value="98" calcext:value-type="float">
            <text:p>98</text:p>
          </table:table-cell>
          <table:table-cell table:style-name="ce14" table:formula="of:=MAX([.C4:.C20])" office:value-type="float" office:value="77" calcext:value-type="float">
            <text:p>77</text:p>
          </table:table-cell>
          <table:table-cell table:formula="of:=MAX([.D4:.D20])" office:value-type="float" office:value="344" calcext:value-type="float">
            <text:p>344.0</text:p>
          </table:table-cell>
          <table:table-cell table:formula="of:=MAX([.E4:.E20])" office:value-type="float" office:value="0.171428571428571" calcext:value-type="float">
            <text:p>0.1714</text:p>
          </table:table-cell>
          <table:table-cell table:formula="of:=MAX([.F4:.F20])" office:value-type="float" office:value="0.343137254901961" calcext:value-type="float">
            <text:p>0.3431</text:p>
          </table:table-cell>
          <table:table-cell table:style-name="ce12" table:number-columns-repeated="13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string" calcext:value-type="string">
            <text:p>Hue</text:p>
          </table:table-cell>
          <table:table-cell table:style-name="ce22" office:value-type="string" calcext:value-type="string">
            <text:p>Sat</text:p>
          </table:table-cell>
          <table:table-cell table:style-name="ce22" office:value-type="string" calcext:value-type="string">
            <text:p>Bri</text:p>
          </table:table-cell>
          <table:table-cell table:style-name="ce15"/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Cmax</text:p>
          </table:table-cell>
          <table:table-cell table:style-name="ce17" office:value-type="string" calcext:value-type="string">
            <text:p>Cmin</text:p>
          </table:table-cell>
          <table:table-cell table:style-name="ce17" office:value-type="string" calcext:value-type="string">
            <text:p>Delta</text:p>
          </table:table-cell>
          <table:table-cell table:style-name="ce17" office:value-type="string" calcext:value-type="string">
            <text:p>Red’</text:p>
          </table:table-cell>
          <table:table-cell table:style-name="ce17" office:value-type="string" calcext:value-type="string">
            <text:p>Green’</text:p>
          </table:table-cell>
          <table:table-cell table:style-name="ce17" office:value-type="string" calcext:value-type="string">
            <text:p>Blue’</text:p>
          </table:table-cell>
          <table:table-cell table:style-name="ce17" office:value-type="string" calcext:value-type="string">
            <text:p>Rmod</text:p>
          </table:table-cell>
          <table:table-cell table:style-name="ce17" office:value-type="string" calcext:value-type="string">
            <text:p>Gmod</text:p>
          </table:table-cell>
          <table:table-cell table:style-name="ce17" office:value-type="string" calcext:value-type="string">
            <text:p>Bmo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[.H5]" office:value-type="float" office:value="77.1428571428571" calcext:value-type="float">
            <text:p>77.1</text:p>
          </table:table-cell>
          <table:table-cell table:formula="of:=[.I5]" office:value-type="float" office:value="0.116666666666667" calcext:value-type="float">
            <text:p>0.1167</text:p>
          </table:table-cell>
          <table:table-cell table:formula="of:=[.J5]" office:value-type="float" office:value="0.235294117647059" calcext:value-type="float">
            <text:p>0.2353</text:p>
          </table:table-cell>
          <table:table-cell table:style-name="ce14"/>
          <table:table-cell table:style-name="ce12" table:formula="of:=IF(AND([.A5]&gt;=[.B5];[.A5]&gt;=[.C5]);[.Q5];IF([.B5]&gt;=[.C5];[.R5];[.S5]))" office:value-type="float" office:value="77.1428571428571" calcext:value-type="float">
            <text:p>77.1428571428571</text:p>
          </table:table-cell>
          <table:table-cell table:style-name="ce18" table:formula="of:=IF([.M5]=0;0;([.M5]/(1-ABS(2*[.J5]-1))))" office:value-type="float" office:value="0.116666666666667" calcext:value-type="float">
            <text:p>0.117</text:p>
          </table:table-cell>
          <table:table-cell table:style-name="ce18" table:formula="of:=([.K5]+[.L5])/2" office:value-type="float" office:value="0.235294117647059" calcext:value-type="float">
            <text:p>0.235</text:p>
          </table:table-cell>
          <table:table-cell table:style-name="ce12" table:formula="of:=MAX([.N5:.P5])" office:value-type="float" office:value="0.262745098039216" calcext:value-type="float">
            <text:p>0.262745098039216</text:p>
          </table:table-cell>
          <table:table-cell table:style-name="ce12" table:formula="of:=MIN([.N5:.P5])" office:value-type="float" office:value="0.207843137254902" calcext:value-type="float">
            <text:p>0.207843137254902</text:p>
          </table:table-cell>
          <table:table-cell table:style-name="ce12" table:formula="of:=[.K5]-[.L5]" office:value-type="float" office:value="0.0549019607843137" calcext:value-type="float">
            <text:p>0.054901960784314</text:p>
          </table:table-cell>
          <table:table-cell table:style-name="ce12" table:formula="of:=[.A5]/255" office:value-type="float" office:value="0.247058823529412" calcext:value-type="float">
            <text:p>0.247058823529412</text:p>
          </table:table-cell>
          <table:table-cell table:style-name="ce12" table:formula="of:=[.B5]/255" office:value-type="float" office:value="0.262745098039216" calcext:value-type="float">
            <text:p>0.262745098039216</text:p>
          </table:table-cell>
          <table:table-cell table:style-name="ce12" table:formula="of:=[.C5]/255" office:value-type="float" office:value="0.207843137254902" calcext:value-type="float">
            <text:p>0.207843137254902</text:p>
          </table:table-cell>
          <table:table-cell table:style-name="ce12" table:formula="of:=60*(MOD(([.O5]-[.P5])/[.M5];6))" office:value-type="float" office:value="60" calcext:value-type="float">
            <text:p>60</text:p>
          </table:table-cell>
          <table:table-cell table:style-name="ce12" table:formula="of:=60*((([.P5]-[.N5])/[.M5])+2)" office:value-type="float" office:value="77.1428571428571" calcext:value-type="float">
            <text:p>77.1428571428571</text:p>
          </table:table-cell>
          <table:table-cell table:style-name="ce12" table:formula="of:=60*((([.N5]-[.O5])/[.M5])+4)" office:value-type="float" office:value="222.857142857143" calcext:value-type="float">
            <text:p>222.8571428571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[.H6]" office:value-type="float" office:value="90" calcext:value-type="float">
            <text:p>90.0</text:p>
          </table:table-cell>
          <table:table-cell table:formula="of:=[.I6]" office:value-type="float" office:value="0.116666666666667" calcext:value-type="float">
            <text:p>0.1167</text:p>
          </table:table-cell>
          <table:table-cell table:formula="of:=[.J6]" office:value-type="float" office:value="0.235294117647059" calcext:value-type="float">
            <text:p>0.2353</text:p>
          </table:table-cell>
          <table:table-cell table:style-name="ce14"/>
          <table:table-cell table:style-name="ce12" table:formula="of:=IF(AND([.A6]&gt;=[.B6];[.A6]&gt;=[.C6]);[.Q6];IF([.B6]&gt;=[.C6];[.R6];[.S6]))" office:value-type="float" office:value="90" calcext:value-type="float">
            <text:p>90</text:p>
          </table:table-cell>
          <table:table-cell table:style-name="ce18" table:formula="of:=IF([.M6]=0;0;([.M6]/(1-ABS(2*[.J6]-1))))" office:value-type="float" office:value="0.116666666666667" calcext:value-type="float">
            <text:p>0.117</text:p>
          </table:table-cell>
          <table:table-cell table:style-name="ce18" table:formula="of:=([.K6]+[.L6])/2" office:value-type="float" office:value="0.235294117647059" calcext:value-type="float">
            <text:p>0.235</text:p>
          </table:table-cell>
          <table:table-cell table:style-name="ce12" table:formula="of:=MAX([.N6:.P6])" office:value-type="float" office:value="0.262745098039216" calcext:value-type="float">
            <text:p>0.262745098039216</text:p>
          </table:table-cell>
          <table:table-cell table:style-name="ce12" table:formula="of:=MIN([.N6:.P6])" office:value-type="float" office:value="0.207843137254902" calcext:value-type="float">
            <text:p>0.207843137254902</text:p>
          </table:table-cell>
          <table:table-cell table:style-name="ce12" table:formula="of:=[.K6]-[.L6]" office:value-type="float" office:value="0.0549019607843137" calcext:value-type="float">
            <text:p>0.054901960784314</text:p>
          </table:table-cell>
          <table:table-cell table:style-name="ce12" table:formula="of:=[.A6]/255" office:value-type="float" office:value="0.235294117647059" calcext:value-type="float">
            <text:p>0.235294117647059</text:p>
          </table:table-cell>
          <table:table-cell table:style-name="ce12" table:formula="of:=[.B6]/255" office:value-type="float" office:value="0.262745098039216" calcext:value-type="float">
            <text:p>0.262745098039216</text:p>
          </table:table-cell>
          <table:table-cell table:style-name="ce12" table:formula="of:=[.C6]/255" office:value-type="float" office:value="0.207843137254902" calcext:value-type="float">
            <text:p>0.207843137254902</text:p>
          </table:table-cell>
          <table:table-cell table:style-name="ce12" table:formula="of:=60*(MOD(([.O6]-[.P6])/[.M6];6))" office:value-type="float" office:value="60" calcext:value-type="float">
            <text:p>60</text:p>
          </table:table-cell>
          <table:table-cell table:style-name="ce12" table:formula="of:=60*((([.P6]-[.N6])/[.M6])+2)" office:value-type="float" office:value="90" calcext:value-type="float">
            <text:p>90</text:p>
          </table:table-cell>
          <table:table-cell table:style-name="ce12" table:formula="of:=60*((([.N6]-[.O6])/[.M6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[.H7]" office:value-type="float" office:value="85.7142857142857" calcext:value-type="float">
            <text:p>85.7</text:p>
          </table:table-cell>
          <table:table-cell table:formula="of:=[.I7]" office:value-type="float" office:value="0.116666666666667" calcext:value-type="float">
            <text:p>0.1167</text:p>
          </table:table-cell>
          <table:table-cell table:formula="of:=[.J7]" office:value-type="float" office:value="0.235294117647059" calcext:value-type="float">
            <text:p>0.2353</text:p>
          </table:table-cell>
          <table:table-cell table:style-name="ce14"/>
          <table:table-cell table:style-name="ce12" table:formula="of:=IF(AND([.A7]&gt;=[.B7];[.A7]&gt;=[.C7]);[.Q7];IF([.B7]&gt;=[.C7];[.R7];[.S7]))" office:value-type="float" office:value="85.7142857142857" calcext:value-type="float">
            <text:p>85.7142857142857</text:p>
          </table:table-cell>
          <table:table-cell table:style-name="ce18" table:formula="of:=IF([.M7]=0;0;([.M7]/(1-ABS(2*[.J7]-1))))" office:value-type="float" office:value="0.116666666666667" calcext:value-type="float">
            <text:p>0.117</text:p>
          </table:table-cell>
          <table:table-cell table:style-name="ce18" table:formula="of:=([.K7]+[.L7])/2" office:value-type="float" office:value="0.235294117647059" calcext:value-type="float">
            <text:p>0.235</text:p>
          </table:table-cell>
          <table:table-cell table:style-name="ce12" table:formula="of:=MAX([.N7:.P7])" office:value-type="float" office:value="0.262745098039216" calcext:value-type="float">
            <text:p>0.262745098039216</text:p>
          </table:table-cell>
          <table:table-cell table:style-name="ce12" table:formula="of:=MIN([.N7:.P7])" office:value-type="float" office:value="0.207843137254902" calcext:value-type="float">
            <text:p>0.207843137254902</text:p>
          </table:table-cell>
          <table:table-cell table:style-name="ce12" table:formula="of:=[.K7]-[.L7]" office:value-type="float" office:value="0.0549019607843137" calcext:value-type="float">
            <text:p>0.054901960784314</text:p>
          </table:table-cell>
          <table:table-cell table:style-name="ce12" table:formula="of:=[.A7]/255" office:value-type="float" office:value="0.23921568627451" calcext:value-type="float">
            <text:p>0.23921568627451</text:p>
          </table:table-cell>
          <table:table-cell table:style-name="ce12" table:formula="of:=[.B7]/255" office:value-type="float" office:value="0.262745098039216" calcext:value-type="float">
            <text:p>0.262745098039216</text:p>
          </table:table-cell>
          <table:table-cell table:style-name="ce12" table:formula="of:=[.C7]/255" office:value-type="float" office:value="0.207843137254902" calcext:value-type="float">
            <text:p>0.207843137254902</text:p>
          </table:table-cell>
          <table:table-cell table:style-name="ce12" table:formula="of:=60*(MOD(([.O7]-[.P7])/[.M7];6))" office:value-type="float" office:value="60" calcext:value-type="float">
            <text:p>60</text:p>
          </table:table-cell>
          <table:table-cell table:style-name="ce12" table:formula="of:=60*((([.P7]-[.N7])/[.M7])+2)" office:value-type="float" office:value="85.7142857142857" calcext:value-type="float">
            <text:p>85.7142857142857</text:p>
          </table:table-cell>
          <table:table-cell table:style-name="ce12" table:formula="of:=60*((([.N7]-[.O7])/[.M7])+4)" office:value-type="float" office:value="214.285714285714" calcext:value-type="float">
            <text:p>214.2857142857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formula="of:=[.H8]" office:value-type="float" office:value="82.5" calcext:value-type="float">
            <text:p>82.5</text:p>
          </table:table-cell>
          <table:table-cell table:formula="of:=[.I8]" office:value-type="float" office:value="0.153846153846154" calcext:value-type="float">
            <text:p>0.1538</text:p>
          </table:table-cell>
          <table:table-cell table:formula="of:=[.J8]" office:value-type="float" office:value="0.203921568627451" calcext:value-type="float">
            <text:p>0.2039</text:p>
          </table:table-cell>
          <table:table-cell table:style-name="ce14"/>
          <table:table-cell table:style-name="ce12" table:formula="of:=IF(AND([.A8]&gt;=[.B8];[.A8]&gt;=[.C8]);[.Q8];IF([.B8]&gt;=[.C8];[.R8];[.S8]))" office:value-type="float" office:value="82.5" calcext:value-type="float">
            <text:p>82.5</text:p>
          </table:table-cell>
          <table:table-cell table:style-name="ce18" table:formula="of:=IF([.M8]=0;0;([.M8]/(1-ABS(2*[.J8]-1))))" office:value-type="float" office:value="0.153846153846154" calcext:value-type="float">
            <text:p>0.154</text:p>
          </table:table-cell>
          <table:table-cell table:style-name="ce18" table:formula="of:=([.K8]+[.L8])/2" office:value-type="float" office:value="0.203921568627451" calcext:value-type="float">
            <text:p>0.204</text:p>
          </table:table-cell>
          <table:table-cell table:style-name="ce12" table:formula="of:=MAX([.N8:.P8])" office:value-type="float" office:value="0.235294117647059" calcext:value-type="float">
            <text:p>0.235294117647059</text:p>
          </table:table-cell>
          <table:table-cell table:style-name="ce12" table:formula="of:=MIN([.N8:.P8])" office:value-type="float" office:value="0.172549019607843" calcext:value-type="float">
            <text:p>0.172549019607843</text:p>
          </table:table-cell>
          <table:table-cell table:style-name="ce12" table:formula="of:=[.K8]-[.L8]" office:value-type="float" office:value="0.0627450980392157" calcext:value-type="float">
            <text:p>0.062745098039216</text:p>
          </table:table-cell>
          <table:table-cell table:style-name="ce12" table:formula="of:=[.A8]/255" office:value-type="float" office:value="0.211764705882353" calcext:value-type="float">
            <text:p>0.211764705882353</text:p>
          </table:table-cell>
          <table:table-cell table:style-name="ce12" table:formula="of:=[.B8]/255" office:value-type="float" office:value="0.235294117647059" calcext:value-type="float">
            <text:p>0.235294117647059</text:p>
          </table:table-cell>
          <table:table-cell table:style-name="ce12" table:formula="of:=[.C8]/255" office:value-type="float" office:value="0.172549019607843" calcext:value-type="float">
            <text:p>0.172549019607843</text:p>
          </table:table-cell>
          <table:table-cell table:style-name="ce12" table:formula="of:=60*(MOD(([.O8]-[.P8])/[.M8];6))" office:value-type="float" office:value="60" calcext:value-type="float">
            <text:p>60</text:p>
          </table:table-cell>
          <table:table-cell table:style-name="ce12" table:formula="of:=60*((([.P8]-[.N8])/[.M8])+2)" office:value-type="float" office:value="82.5" calcext:value-type="float">
            <text:p>82.5</text:p>
          </table:table-cell>
          <table:table-cell table:style-name="ce12" table:formula="of:=60*((([.N8]-[.O8])/[.M8])+4)" office:value-type="float" office:value="217.5" calcext:value-type="float">
            <text:p>217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formula="of:=[.H9]" office:value-type="float" office:value="344" calcext:value-type="float">
            <text:p>344.0</text:p>
          </table:table-cell>
          <table:table-cell table:formula="of:=[.I9]" office:value-type="float" office:value="0.103448275862069" calcext:value-type="float">
            <text:p>0.1034</text:p>
          </table:table-cell>
          <table:table-cell table:formula="of:=[.J9]" office:value-type="float" office:value="0.284313725490196" calcext:value-type="float">
            <text:p>0.2843</text:p>
          </table:table-cell>
          <table:table-cell table:style-name="ce14"/>
          <table:table-cell table:style-name="ce12" table:formula="of:=IF(AND([.A9]&gt;=[.B9];[.A9]&gt;=[.C9]);[.Q9];IF([.B9]&gt;=[.C9];[.R9];[.S9]))" office:value-type="float" office:value="344" calcext:value-type="float">
            <text:p>344</text:p>
          </table:table-cell>
          <table:table-cell table:style-name="ce18" table:formula="of:=IF([.M9]=0;0;([.M9]/(1-ABS(2*[.J9]-1))))" office:value-type="float" office:value="0.103448275862069" calcext:value-type="float">
            <text:p>0.103</text:p>
          </table:table-cell>
          <table:table-cell table:style-name="ce18" table:formula="of:=([.K9]+[.L9])/2" office:value-type="float" office:value="0.284313725490196" calcext:value-type="float">
            <text:p>0.284</text:p>
          </table:table-cell>
          <table:table-cell table:style-name="ce12" table:formula="of:=MAX([.N9:.P9])" office:value-type="float" office:value="0.313725490196078" calcext:value-type="float">
            <text:p>0.313725490196078</text:p>
          </table:table-cell>
          <table:table-cell table:style-name="ce12" table:formula="of:=MIN([.N9:.P9])" office:value-type="float" office:value="0.254901960784314" calcext:value-type="float">
            <text:p>0.254901960784314</text:p>
          </table:table-cell>
          <table:table-cell table:style-name="ce12" table:formula="of:=[.K9]-[.L9]" office:value-type="float" office:value="0.0588235294117647" calcext:value-type="float">
            <text:p>0.058823529411765</text:p>
          </table:table-cell>
          <table:table-cell table:style-name="ce12" table:formula="of:=[.A9]/255" office:value-type="float" office:value="0.313725490196078" calcext:value-type="float">
            <text:p>0.313725490196078</text:p>
          </table:table-cell>
          <table:table-cell table:style-name="ce12" table:formula="of:=[.B9]/255" office:value-type="float" office:value="0.254901960784314" calcext:value-type="float">
            <text:p>0.254901960784314</text:p>
          </table:table-cell>
          <table:table-cell table:style-name="ce12" table:formula="of:=[.C9]/255" office:value-type="float" office:value="0.270588235294118" calcext:value-type="float">
            <text:p>0.270588235294118</text:p>
          </table:table-cell>
          <table:table-cell table:style-name="ce12" table:formula="of:=60*(MOD(([.O9]-[.P9])/[.M9];6))" office:value-type="float" office:value="344" calcext:value-type="float">
            <text:p>344</text:p>
          </table:table-cell>
          <table:table-cell table:style-name="ce12" table:formula="of:=60*((([.P9]-[.N9])/[.M9])+2)" office:value-type="float" office:value="76" calcext:value-type="float">
            <text:p>76</text:p>
          </table:table-cell>
          <table:table-cell table:style-name="ce12" table:formula="of:=60*((([.N9]-[.O9])/[.M9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10]" office:value-type="float" office:value="81.1764705882353" calcext:value-type="float">
            <text:p>81.2</text:p>
          </table:table-cell>
          <table:table-cell table:formula="of:=[.I10]" office:value-type="float" office:value="0.109677419354839" calcext:value-type="float">
            <text:p>0.1097</text:p>
          </table:table-cell>
          <table:table-cell table:formula="of:=[.J10]" office:value-type="float" office:value="0.303921568627451" calcext:value-type="float">
            <text:p>0.3039</text:p>
          </table:table-cell>
          <table:table-cell table:style-name="ce14"/>
          <table:table-cell table:style-name="ce12" table:formula="of:=IF(AND([.A10]&gt;=[.B10];[.A10]&gt;=[.C10]);[.Q10];IF([.B10]&gt;=[.C10];[.R10];[.S10]))" office:value-type="float" office:value="81.1764705882353" calcext:value-type="float">
            <text:p>81.1764705882353</text:p>
          </table:table-cell>
          <table:table-cell table:style-name="ce18" table:formula="of:=IF([.M10]=0;0;([.M10]/(1-ABS(2*[.J10]-1))))" office:value-type="float" office:value="0.109677419354839" calcext:value-type="float">
            <text:p>0.110</text:p>
          </table:table-cell>
          <table:table-cell table:style-name="ce18" table:formula="of:=([.K10]+[.L10])/2" office:value-type="float" office:value="0.303921568627451" calcext:value-type="float">
            <text:p>0.304</text:p>
          </table:table-cell>
          <table:table-cell table:style-name="ce12" table:formula="of:=MAX([.N10:.P10])" office:value-type="float" office:value="0.337254901960784" calcext:value-type="float">
            <text:p>0.337254901960784</text:p>
          </table:table-cell>
          <table:table-cell table:style-name="ce12" table:formula="of:=MIN([.N10:.P10])" office:value-type="float" office:value="0.270588235294118" calcext:value-type="float">
            <text:p>0.270588235294118</text:p>
          </table:table-cell>
          <table:table-cell table:style-name="ce12" table:formula="of:=[.K10]-[.L10]" office:value-type="float" office:value="0.0666666666666667" calcext:value-type="float">
            <text:p>0.066666666666667</text:p>
          </table:table-cell>
          <table:table-cell table:style-name="ce12" table:formula="of:=[.A10]/255" office:value-type="float" office:value="0.313725490196078" calcext:value-type="float">
            <text:p>0.313725490196078</text:p>
          </table:table-cell>
          <table:table-cell table:style-name="ce12" table:formula="of:=[.B10]/255" office:value-type="float" office:value="0.337254901960784" calcext:value-type="float">
            <text:p>0.337254901960784</text:p>
          </table:table-cell>
          <table:table-cell table:style-name="ce12" table:formula="of:=[.C10]/255" office:value-type="float" office:value="0.270588235294118" calcext:value-type="float">
            <text:p>0.270588235294118</text:p>
          </table:table-cell>
          <table:table-cell table:style-name="ce12" table:formula="of:=60*(MOD(([.O10]-[.P10])/[.M10];6))" office:value-type="float" office:value="60" calcext:value-type="float">
            <text:p>60</text:p>
          </table:table-cell>
          <table:table-cell table:style-name="ce12" table:formula="of:=60*((([.P10]-[.N10])/[.M10])+2)" office:value-type="float" office:value="81.1764705882353" calcext:value-type="float">
            <text:p>81.1764705882353</text:p>
          </table:table-cell>
          <table:table-cell table:style-name="ce12" table:formula="of:=60*((([.N10]-[.O10])/[.M10])+4)" office:value-type="float" office:value="218.823529411765" calcext:value-type="float">
            <text:p>218.8235294117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11]" office:value-type="float" office:value="74.1176470588235" calcext:value-type="float">
            <text:p>74.1</text:p>
          </table:table-cell>
          <table:table-cell table:formula="of:=[.I11]" office:value-type="float" office:value="0.109677419354839" calcext:value-type="float">
            <text:p>0.1097</text:p>
          </table:table-cell>
          <table:table-cell table:formula="of:=[.J11]" office:value-type="float" office:value="0.303921568627451" calcext:value-type="float">
            <text:p>0.3039</text:p>
          </table:table-cell>
          <table:table-cell table:style-name="ce14"/>
          <table:table-cell table:style-name="ce12" table:formula="of:=IF(AND([.A11]&gt;=[.B11];[.A11]&gt;=[.C11]);[.Q11];IF([.B11]&gt;=[.C11];[.R11];[.S11]))" office:value-type="float" office:value="74.1176470588235" calcext:value-type="float">
            <text:p>74.1176470588235</text:p>
          </table:table-cell>
          <table:table-cell table:style-name="ce18" table:formula="of:=IF([.M11]=0;0;([.M11]/(1-ABS(2*[.J11]-1))))" office:value-type="float" office:value="0.109677419354839" calcext:value-type="float">
            <text:p>0.110</text:p>
          </table:table-cell>
          <table:table-cell table:style-name="ce18" table:formula="of:=([.K11]+[.L11])/2" office:value-type="float" office:value="0.303921568627451" calcext:value-type="float">
            <text:p>0.304</text:p>
          </table:table-cell>
          <table:table-cell table:style-name="ce12" table:formula="of:=MAX([.N11:.P11])" office:value-type="float" office:value="0.337254901960784" calcext:value-type="float">
            <text:p>0.337254901960784</text:p>
          </table:table-cell>
          <table:table-cell table:style-name="ce12" table:formula="of:=MIN([.N11:.P11])" office:value-type="float" office:value="0.270588235294118" calcext:value-type="float">
            <text:p>0.270588235294118</text:p>
          </table:table-cell>
          <table:table-cell table:style-name="ce12" table:formula="of:=[.K11]-[.L11]" office:value-type="float" office:value="0.0666666666666667" calcext:value-type="float">
            <text:p>0.066666666666667</text:p>
          </table:table-cell>
          <table:table-cell table:style-name="ce12" table:formula="of:=[.A11]/255" office:value-type="float" office:value="0.32156862745098" calcext:value-type="float">
            <text:p>0.32156862745098</text:p>
          </table:table-cell>
          <table:table-cell table:style-name="ce12" table:formula="of:=[.B11]/255" office:value-type="float" office:value="0.337254901960784" calcext:value-type="float">
            <text:p>0.337254901960784</text:p>
          </table:table-cell>
          <table:table-cell table:style-name="ce12" table:formula="of:=[.C11]/255" office:value-type="float" office:value="0.270588235294118" calcext:value-type="float">
            <text:p>0.270588235294118</text:p>
          </table:table-cell>
          <table:table-cell table:style-name="ce12" table:formula="of:=60*(MOD(([.O11]-[.P11])/[.M11];6))" office:value-type="float" office:value="60" calcext:value-type="float">
            <text:p>60</text:p>
          </table:table-cell>
          <table:table-cell table:style-name="ce12" table:formula="of:=60*((([.P11]-[.N11])/[.M11])+2)" office:value-type="float" office:value="74.1176470588235" calcext:value-type="float">
            <text:p>74.1176470588235</text:p>
          </table:table-cell>
          <table:table-cell table:style-name="ce12" table:formula="of:=60*((([.N11]-[.O11])/[.M11])+4)" office:value-type="float" office:value="225.882352941176" calcext:value-type="float">
            <text:p>225.8823529411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[.H12]" office:value-type="float" office:value="70" calcext:value-type="float">
            <text:p>70.0</text:p>
          </table:table-cell>
          <table:table-cell table:formula="of:=[.I12]" office:value-type="float" office:value="0.162162162162162" calcext:value-type="float">
            <text:p>0.1622</text:p>
          </table:table-cell>
          <table:table-cell table:formula="of:=[.J12]" office:value-type="float" office:value="0.145098039215686" calcext:value-type="float">
            <text:p>0.1451</text:p>
          </table:table-cell>
          <table:table-cell table:style-name="ce14"/>
          <table:table-cell table:style-name="ce12" table:formula="of:=IF(AND([.A12]&gt;=[.B12];[.A12]&gt;=[.C12]);[.Q12];IF([.B12]&gt;=[.C12];[.R12];[.S12]))" office:value-type="float" office:value="70" calcext:value-type="float">
            <text:p>70</text:p>
          </table:table-cell>
          <table:table-cell table:style-name="ce18" table:formula="of:=IF([.M12]=0;0;([.M12]/(1-ABS(2*[.J12]-1))))" office:value-type="float" office:value="0.162162162162162" calcext:value-type="float">
            <text:p>0.162</text:p>
          </table:table-cell>
          <table:table-cell table:style-name="ce18" table:formula="of:=([.K12]+[.L12])/2" office:value-type="float" office:value="0.145098039215686" calcext:value-type="float">
            <text:p>0.145</text:p>
          </table:table-cell>
          <table:table-cell table:style-name="ce12" table:formula="of:=MAX([.N12:.P12])" office:value-type="float" office:value="0.168627450980392" calcext:value-type="float">
            <text:p>0.168627450980392</text:p>
          </table:table-cell>
          <table:table-cell table:style-name="ce12" table:formula="of:=MIN([.N12:.P12])" office:value-type="float" office:value="0.12156862745098" calcext:value-type="float">
            <text:p>0.12156862745098</text:p>
          </table:table-cell>
          <table:table-cell table:style-name="ce12" table:formula="of:=[.K12]-[.L12]" office:value-type="float" office:value="0.0470588235294118" calcext:value-type="float">
            <text:p>0.047058823529412</text:p>
          </table:table-cell>
          <table:table-cell table:style-name="ce12" table:formula="of:=[.A12]/255" office:value-type="float" office:value="0.16078431372549" calcext:value-type="float">
            <text:p>0.16078431372549</text:p>
          </table:table-cell>
          <table:table-cell table:style-name="ce12" table:formula="of:=[.B12]/255" office:value-type="float" office:value="0.168627450980392" calcext:value-type="float">
            <text:p>0.168627450980392</text:p>
          </table:table-cell>
          <table:table-cell table:style-name="ce12" table:formula="of:=[.C12]/255" office:value-type="float" office:value="0.12156862745098" calcext:value-type="float">
            <text:p>0.12156862745098</text:p>
          </table:table-cell>
          <table:table-cell table:style-name="ce12" table:formula="of:=60*(MOD(([.O12]-[.P12])/[.M12];6))" office:value-type="float" office:value="60" calcext:value-type="float">
            <text:p>60</text:p>
          </table:table-cell>
          <table:table-cell table:style-name="ce12" table:formula="of:=60*((([.P12]-[.N12])/[.M12])+2)" office:value-type="float" office:value="70" calcext:value-type="float">
            <text:p>70</text:p>
          </table:table-cell>
          <table:table-cell table:style-name="ce12" table:formula="of:=60*((([.N12]-[.O12])/[.M12])+4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table:formula="of:=[.H13]" office:value-type="float" office:value="86.6666666666667" calcext:value-type="float">
            <text:p>86.7</text:p>
          </table:table-cell>
          <table:table-cell table:formula="of:=[.I13]" office:value-type="float" office:value="0.105882352941177" calcext:value-type="float">
            <text:p>0.1059</text:p>
          </table:table-cell>
          <table:table-cell table:formula="of:=[.J13]" office:value-type="float" office:value="0.333333333333333" calcext:value-type="float">
            <text:p>0.3333</text:p>
          </table:table-cell>
          <table:table-cell table:style-name="ce14"/>
          <table:table-cell table:style-name="ce12" table:formula="of:=IF(AND([.A13]&gt;=[.B13];[.A13]&gt;=[.C13]);[.Q13];IF([.B13]&gt;=[.C13];[.R13];[.S13]))" office:value-type="float" office:value="86.6666666666667" calcext:value-type="float">
            <text:p>86.6666666666667</text:p>
          </table:table-cell>
          <table:table-cell table:style-name="ce18" table:formula="of:=IF([.M13]=0;0;([.M13]/(1-ABS(2*[.J13]-1))))" office:value-type="float" office:value="0.105882352941177" calcext:value-type="float">
            <text:p>0.106</text:p>
          </table:table-cell>
          <table:table-cell table:style-name="ce18" table:formula="of:=([.K13]+[.L13])/2" office:value-type="float" office:value="0.333333333333333" calcext:value-type="float">
            <text:p>0.333</text:p>
          </table:table-cell>
          <table:table-cell table:style-name="ce12" table:formula="of:=MAX([.N13:.P13])" office:value-type="float" office:value="0.368627450980392" calcext:value-type="float">
            <text:p>0.368627450980392</text:p>
          </table:table-cell>
          <table:table-cell table:style-name="ce12" table:formula="of:=MIN([.N13:.P13])" office:value-type="float" office:value="0.298039215686274" calcext:value-type="float">
            <text:p>0.298039215686274</text:p>
          </table:table-cell>
          <table:table-cell table:style-name="ce12" table:formula="of:=[.K13]-[.L13]" office:value-type="float" office:value="0.0705882352941177" calcext:value-type="float">
            <text:p>0.070588235294118</text:p>
          </table:table-cell>
          <table:table-cell table:style-name="ce12" table:formula="of:=[.A13]/255" office:value-type="float" office:value="0.337254901960784" calcext:value-type="float">
            <text:p>0.337254901960784</text:p>
          </table:table-cell>
          <table:table-cell table:style-name="ce12" table:formula="of:=[.B13]/255" office:value-type="float" office:value="0.368627450980392" calcext:value-type="float">
            <text:p>0.368627450980392</text:p>
          </table:table-cell>
          <table:table-cell table:style-name="ce12" table:formula="of:=[.C13]/255" office:value-type="float" office:value="0.298039215686274" calcext:value-type="float">
            <text:p>0.298039215686274</text:p>
          </table:table-cell>
          <table:table-cell table:style-name="ce12" table:formula="of:=60*(MOD(([.O13]-[.P13])/[.M13];6))" office:value-type="float" office:value="60" calcext:value-type="float">
            <text:p>60</text:p>
          </table:table-cell>
          <table:table-cell table:style-name="ce12" table:formula="of:=60*((([.P13]-[.N13])/[.M13])+2)" office:value-type="float" office:value="86.6666666666667" calcext:value-type="float">
            <text:p>86.6666666666667</text:p>
          </table:table-cell>
          <table:table-cell table:style-name="ce12" table:formula="of:=60*((([.N13]-[.O13])/[.M13])+4)" office:value-type="float" office:value="213.333333333333" calcext:value-type="float">
            <text:p>213.333333333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formula="of:=[.H14]" office:value-type="float" office:value="91.4285714285714" calcext:value-type="float">
            <text:p>91.4</text:p>
          </table:table-cell>
          <table:table-cell table:formula="of:=[.I14]" office:value-type="float" office:value="0.12" calcext:value-type="float">
            <text:p>0.1200</text:p>
          </table:table-cell>
          <table:table-cell table:formula="of:=[.J14]" office:value-type="float" office:value="0.343137254901961" calcext:value-type="float">
            <text:p>0.3431</text:p>
          </table:table-cell>
          <table:table-cell table:style-name="ce14"/>
          <table:table-cell table:style-name="ce12" table:formula="of:=IF(AND([.A14]&gt;=[.B14];[.A14]&gt;=[.C14]);[.Q14];IF([.B14]&gt;=[.C14];[.R14];[.S14]))" office:value-type="float" office:value="91.4285714285714" calcext:value-type="float">
            <text:p>91.4285714285714</text:p>
          </table:table-cell>
          <table:table-cell table:style-name="ce18" table:formula="of:=IF([.M14]=0;0;([.M14]/(1-ABS(2*[.J14]-1))))" office:value-type="float" office:value="0.12" calcext:value-type="float">
            <text:p>0.120</text:p>
          </table:table-cell>
          <table:table-cell table:style-name="ce18" table:formula="of:=([.K14]+[.L14])/2" office:value-type="float" office:value="0.343137254901961" calcext:value-type="float">
            <text:p>0.343</text:p>
          </table:table-cell>
          <table:table-cell table:style-name="ce12" table:formula="of:=MAX([.N14:.P14])" office:value-type="float" office:value="0.384313725490196" calcext:value-type="float">
            <text:p>0.384313725490196</text:p>
          </table:table-cell>
          <table:table-cell table:style-name="ce12" table:formula="of:=MIN([.N14:.P14])" office:value-type="float" office:value="0.301960784313725" calcext:value-type="float">
            <text:p>0.301960784313725</text:p>
          </table:table-cell>
          <table:table-cell table:style-name="ce12" table:formula="of:=[.K14]-[.L14]" office:value-type="float" office:value="0.0823529411764706" calcext:value-type="float">
            <text:p>0.082352941176471</text:p>
          </table:table-cell>
          <table:table-cell table:style-name="ce12" table:formula="of:=[.A14]/255" office:value-type="float" office:value="0.341176470588235" calcext:value-type="float">
            <text:p>0.341176470588235</text:p>
          </table:table-cell>
          <table:table-cell table:style-name="ce12" table:formula="of:=[.B14]/255" office:value-type="float" office:value="0.384313725490196" calcext:value-type="float">
            <text:p>0.384313725490196</text:p>
          </table:table-cell>
          <table:table-cell table:style-name="ce12" table:formula="of:=[.C14]/255" office:value-type="float" office:value="0.301960784313725" calcext:value-type="float">
            <text:p>0.301960784313725</text:p>
          </table:table-cell>
          <table:table-cell table:style-name="ce12" table:formula="of:=60*(MOD(([.O14]-[.P14])/[.M14];6))" office:value-type="float" office:value="60" calcext:value-type="float">
            <text:p>60</text:p>
          </table:table-cell>
          <table:table-cell table:style-name="ce12" table:formula="of:=60*((([.P14]-[.N14])/[.M14])+2)" office:value-type="float" office:value="91.4285714285714" calcext:value-type="float">
            <text:p>91.4285714285714</text:p>
          </table:table-cell>
          <table:table-cell table:style-name="ce12" table:formula="of:=60*((([.N14]-[.O14])/[.M14])+4)" office:value-type="float" office:value="208.571428571429" calcext:value-type="float">
            <text:p>208.5714285714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formula="of:=[.H15]" office:value-type="float" office:value="90" calcext:value-type="float">
            <text:p>90.0</text:p>
          </table:table-cell>
          <table:table-cell table:formula="of:=[.I15]" office:value-type="float" office:value="0.171428571428571" calcext:value-type="float">
            <text:p>0.1714</text:p>
          </table:table-cell>
          <table:table-cell table:formula="of:=[.J15]" office:value-type="float" office:value="0.137254901960784" calcext:value-type="float">
            <text:p>0.1373</text:p>
          </table:table-cell>
          <table:table-cell table:style-name="ce14"/>
          <table:table-cell table:style-name="ce12" table:formula="of:=IF(AND([.A15]&gt;=[.B15];[.A15]&gt;=[.C15]);[.Q15];IF([.B15]&gt;=[.C15];[.R15];[.S15]))" office:value-type="float" office:value="90" calcext:value-type="float">
            <text:p>90</text:p>
          </table:table-cell>
          <table:table-cell table:style-name="ce18" table:formula="of:=IF([.M15]=0;0;([.M15]/(1-ABS(2*[.J15]-1))))" office:value-type="float" office:value="0.171428571428571" calcext:value-type="float">
            <text:p>0.171</text:p>
          </table:table-cell>
          <table:table-cell table:style-name="ce18" table:formula="of:=([.K15]+[.L15])/2" office:value-type="float" office:value="0.137254901960784" calcext:value-type="float">
            <text:p>0.137</text:p>
          </table:table-cell>
          <table:table-cell table:style-name="ce12" table:formula="of:=MAX([.N15:.P15])" office:value-type="float" office:value="0.16078431372549" calcext:value-type="float">
            <text:p>0.16078431372549</text:p>
          </table:table-cell>
          <table:table-cell table:style-name="ce12" table:formula="of:=MIN([.N15:.P15])" office:value-type="float" office:value="0.113725490196078" calcext:value-type="float">
            <text:p>0.113725490196078</text:p>
          </table:table-cell>
          <table:table-cell table:style-name="ce12" table:formula="of:=[.K15]-[.L15]" office:value-type="float" office:value="0.0470588235294118" calcext:value-type="float">
            <text:p>0.047058823529412</text:p>
          </table:table-cell>
          <table:table-cell table:style-name="ce12" table:formula="of:=[.A15]/255" office:value-type="float" office:value="0.137254901960784" calcext:value-type="float">
            <text:p>0.137254901960784</text:p>
          </table:table-cell>
          <table:table-cell table:style-name="ce12" table:formula="of:=[.B15]/255" office:value-type="float" office:value="0.16078431372549" calcext:value-type="float">
            <text:p>0.16078431372549</text:p>
          </table:table-cell>
          <table:table-cell table:style-name="ce12" table:formula="of:=[.C15]/255" office:value-type="float" office:value="0.113725490196078" calcext:value-type="float">
            <text:p>0.113725490196078</text:p>
          </table:table-cell>
          <table:table-cell table:style-name="ce12" table:formula="of:=60*(MOD(([.O15]-[.P15])/[.M15];6))" office:value-type="float" office:value="60" calcext:value-type="float">
            <text:p>60</text:p>
          </table:table-cell>
          <table:table-cell table:style-name="ce12" table:formula="of:=60*((([.P15]-[.N15])/[.M15])+2)" office:value-type="float" office:value="90" calcext:value-type="float">
            <text:p>90</text:p>
          </table:table-cell>
          <table:table-cell table:style-name="ce12" table:formula="of:=60*((([.N15]-[.O15])/[.M15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formula="of:=[.H16]" office:value-type="float" office:value="73.8461538461539" calcext:value-type="float">
            <text:p>73.8</text:p>
          </table:table-cell>
          <table:table-cell table:formula="of:=[.I16]" office:value-type="float" office:value="0.102362204724409" calcext:value-type="float">
            <text:p>0.1024</text:p>
          </table:table-cell>
          <table:table-cell table:formula="of:=[.J16]" office:value-type="float" office:value="0.249019607843137" calcext:value-type="float">
            <text:p>0.2490</text:p>
          </table:table-cell>
          <table:table-cell table:style-name="ce14"/>
          <table:table-cell table:style-name="ce12" table:formula="of:=IF(AND([.A16]&gt;=[.B16];[.A16]&gt;=[.C16]);[.Q16];IF([.B16]&gt;=[.C16];[.R16];[.S16]))" office:value-type="float" office:value="73.8461538461539" calcext:value-type="float">
            <text:p>73.8461538461539</text:p>
          </table:table-cell>
          <table:table-cell table:style-name="ce18" table:formula="of:=IF([.M16]=0;0;([.M16]/(1-ABS(2*[.J16]-1))))" office:value-type="float" office:value="0.102362204724409" calcext:value-type="float">
            <text:p>0.102</text:p>
          </table:table-cell>
          <table:table-cell table:style-name="ce18" table:formula="of:=([.K16]+[.L16])/2" office:value-type="float" office:value="0.249019607843137" calcext:value-type="float">
            <text:p>0.249</text:p>
          </table:table-cell>
          <table:table-cell table:style-name="ce12" table:formula="of:=MAX([.N16:.P16])" office:value-type="float" office:value="0.274509803921569" calcext:value-type="float">
            <text:p>0.274509803921569</text:p>
          </table:table-cell>
          <table:table-cell table:style-name="ce12" table:formula="of:=MIN([.N16:.P16])" office:value-type="float" office:value="0.223529411764706" calcext:value-type="float">
            <text:p>0.223529411764706</text:p>
          </table:table-cell>
          <table:table-cell table:style-name="ce12" table:formula="of:=[.K16]-[.L16]" office:value-type="float" office:value="0.0509803921568628" calcext:value-type="float">
            <text:p>0.050980392156863</text:p>
          </table:table-cell>
          <table:table-cell table:style-name="ce12" table:formula="of:=[.A16]/255" office:value-type="float" office:value="0.262745098039216" calcext:value-type="float">
            <text:p>0.262745098039216</text:p>
          </table:table-cell>
          <table:table-cell table:style-name="ce12" table:formula="of:=[.B16]/255" office:value-type="float" office:value="0.274509803921569" calcext:value-type="float">
            <text:p>0.274509803921569</text:p>
          </table:table-cell>
          <table:table-cell table:style-name="ce12" table:formula="of:=[.C16]/255" office:value-type="float" office:value="0.223529411764706" calcext:value-type="float">
            <text:p>0.223529411764706</text:p>
          </table:table-cell>
          <table:table-cell table:style-name="ce12" table:formula="of:=60*(MOD(([.O16]-[.P16])/[.M16];6))" office:value-type="float" office:value="60" calcext:value-type="float">
            <text:p>60</text:p>
          </table:table-cell>
          <table:table-cell table:style-name="ce12" table:formula="of:=60*((([.P16]-[.N16])/[.M16])+2)" office:value-type="float" office:value="73.8461538461539" calcext:value-type="float">
            <text:p>73.8461538461539</text:p>
          </table:table-cell>
          <table:table-cell table:style-name="ce12" table:formula="of:=60*((([.N16]-[.O16])/[.M16])+4)" office:value-type="float" office:value="226.153846153846" calcext:value-type="float">
            <text:p>226.1538461538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formula="of:=[.H17]" office:value-type="float" office:value="71.25" calcext:value-type="float">
            <text:p>71.3</text:p>
          </table:table-cell>
          <table:table-cell table:formula="of:=[.I17]" office:value-type="float" office:value="0.153846153846154" calcext:value-type="float">
            <text:p>0.1538</text:p>
          </table:table-cell>
          <table:table-cell table:formula="of:=[.J17]" office:value-type="float" office:value="0.203921568627451" calcext:value-type="float">
            <text:p>0.2039</text:p>
          </table:table-cell>
          <table:table-cell table:style-name="ce14"/>
          <table:table-cell table:style-name="ce12" table:formula="of:=IF(AND([.A17]&gt;=[.B17];[.A17]&gt;=[.C17]);[.Q17];IF([.B17]&gt;=[.C17];[.R17];[.S17]))" office:value-type="float" office:value="71.25" calcext:value-type="float">
            <text:p>71.25</text:p>
          </table:table-cell>
          <table:table-cell table:style-name="ce18" table:formula="of:=IF([.M17]=0;0;([.M17]/(1-ABS(2*[.J17]-1))))" office:value-type="float" office:value="0.153846153846154" calcext:value-type="float">
            <text:p>0.154</text:p>
          </table:table-cell>
          <table:table-cell table:style-name="ce18" table:formula="of:=([.K17]+[.L17])/2" office:value-type="float" office:value="0.203921568627451" calcext:value-type="float">
            <text:p>0.204</text:p>
          </table:table-cell>
          <table:table-cell table:style-name="ce12" table:formula="of:=MAX([.N17:.P17])" office:value-type="float" office:value="0.235294117647059" calcext:value-type="float">
            <text:p>0.235294117647059</text:p>
          </table:table-cell>
          <table:table-cell table:style-name="ce12" table:formula="of:=MIN([.N17:.P17])" office:value-type="float" office:value="0.172549019607843" calcext:value-type="float">
            <text:p>0.172549019607843</text:p>
          </table:table-cell>
          <table:table-cell table:style-name="ce12" table:formula="of:=[.K17]-[.L17]" office:value-type="float" office:value="0.0627450980392157" calcext:value-type="float">
            <text:p>0.062745098039216</text:p>
          </table:table-cell>
          <table:table-cell table:style-name="ce12" table:formula="of:=[.A17]/255" office:value-type="float" office:value="0.223529411764706" calcext:value-type="float">
            <text:p>0.223529411764706</text:p>
          </table:table-cell>
          <table:table-cell table:style-name="ce12" table:formula="of:=[.B17]/255" office:value-type="float" office:value="0.235294117647059" calcext:value-type="float">
            <text:p>0.235294117647059</text:p>
          </table:table-cell>
          <table:table-cell table:style-name="ce12" table:formula="of:=[.C17]/255" office:value-type="float" office:value="0.172549019607843" calcext:value-type="float">
            <text:p>0.172549019607843</text:p>
          </table:table-cell>
          <table:table-cell table:style-name="ce12" table:formula="of:=60*(MOD(([.O17]-[.P17])/[.M17];6))" office:value-type="float" office:value="60" calcext:value-type="float">
            <text:p>60</text:p>
          </table:table-cell>
          <table:table-cell table:style-name="ce12" table:formula="of:=60*((([.P17]-[.N17])/[.M17])+2)" office:value-type="float" office:value="71.25" calcext:value-type="float">
            <text:p>71.25</text:p>
          </table:table-cell>
          <table:table-cell table:style-name="ce12" table:formula="of:=60*((([.N17]-[.O17])/[.M17])+4)" office:value-type="float" office:value="228.75" calcext:value-type="float">
            <text:p>228.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formula="of:=[.H18]" office:value-type="float" office:value="88.2352941176471" calcext:value-type="float">
            <text:p>88.2</text:p>
          </table:table-cell>
          <table:table-cell table:formula="of:=[.I18]" office:value-type="float" office:value="0.117241379310345" calcext:value-type="float">
            <text:p>0.1172</text:p>
          </table:table-cell>
          <table:table-cell table:formula="of:=[.J18]" office:value-type="float" office:value="0.284313725490196" calcext:value-type="float">
            <text:p>0.2843</text:p>
          </table:table-cell>
          <table:table-cell table:style-name="ce14"/>
          <table:table-cell table:style-name="ce12" table:formula="of:=IF(AND([.A18]&gt;=[.B18];[.A18]&gt;=[.C18]);[.Q18];IF([.B18]&gt;=[.C18];[.R18];[.S18]))" office:value-type="float" office:value="88.2352941176471" calcext:value-type="float">
            <text:p>88.2352941176471</text:p>
          </table:table-cell>
          <table:table-cell table:style-name="ce18" table:formula="of:=IF([.M18]=0;0;([.M18]/(1-ABS(2*[.J18]-1))))" office:value-type="float" office:value="0.117241379310345" calcext:value-type="float">
            <text:p>0.117</text:p>
          </table:table-cell>
          <table:table-cell table:style-name="ce18" table:formula="of:=([.K18]+[.L18])/2" office:value-type="float" office:value="0.284313725490196" calcext:value-type="float">
            <text:p>0.284</text:p>
          </table:table-cell>
          <table:table-cell table:style-name="ce12" table:formula="of:=MAX([.N18:.P18])" office:value-type="float" office:value="0.317647058823529" calcext:value-type="float">
            <text:p>0.317647058823529</text:p>
          </table:table-cell>
          <table:table-cell table:style-name="ce12" table:formula="of:=MIN([.N18:.P18])" office:value-type="float" office:value="0.250980392156863" calcext:value-type="float">
            <text:p>0.250980392156863</text:p>
          </table:table-cell>
          <table:table-cell table:style-name="ce12" table:formula="of:=[.K18]-[.L18]" office:value-type="float" office:value="0.0666666666666667" calcext:value-type="float">
            <text:p>0.066666666666667</text:p>
          </table:table-cell>
          <table:table-cell table:style-name="ce12" table:formula="of:=[.A18]/255" office:value-type="float" office:value="0.286274509803922" calcext:value-type="float">
            <text:p>0.286274509803922</text:p>
          </table:table-cell>
          <table:table-cell table:style-name="ce12" table:formula="of:=[.B18]/255" office:value-type="float" office:value="0.317647058823529" calcext:value-type="float">
            <text:p>0.317647058823529</text:p>
          </table:table-cell>
          <table:table-cell table:style-name="ce12" table:formula="of:=[.C18]/255" office:value-type="float" office:value="0.250980392156863" calcext:value-type="float">
            <text:p>0.250980392156863</text:p>
          </table:table-cell>
          <table:table-cell table:style-name="ce12" table:formula="of:=60*(MOD(([.O18]-[.P18])/[.M18];6))" office:value-type="float" office:value="60" calcext:value-type="float">
            <text:p>60</text:p>
          </table:table-cell>
          <table:table-cell table:style-name="ce12" table:formula="of:=60*((([.P18]-[.N18])/[.M18])+2)" office:value-type="float" office:value="88.2352941176471" calcext:value-type="float">
            <text:p>88.2352941176471</text:p>
          </table:table-cell>
          <table:table-cell table:style-name="ce12" table:formula="of:=60*((([.N18]-[.O18])/[.M18])+4)" office:value-type="float" office:value="211.764705882353" calcext:value-type="float">
            <text:p>211.7647058823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formula="of:=[.H19]" office:value-type="float" office:value="71.4285714285714" calcext:value-type="float">
            <text:p>71.4</text:p>
          </table:table-cell>
          <table:table-cell table:formula="of:=[.I19]" office:value-type="float" office:value="0.12" calcext:value-type="float">
            <text:p>0.1200</text:p>
          </table:table-cell>
          <table:table-cell table:formula="of:=[.J19]" office:value-type="float" office:value="0.343137254901961" calcext:value-type="float">
            <text:p>0.3431</text:p>
          </table:table-cell>
          <table:table-cell table:style-name="ce14"/>
          <table:table-cell table:style-name="ce12" table:formula="of:=IF(AND([.A19]&gt;=[.B19];[.A19]&gt;=[.C19]);[.Q19];IF([.B19]&gt;=[.C19];[.R19];[.S19]))" office:value-type="float" office:value="71.4285714285714" calcext:value-type="float">
            <text:p>71.4285714285714</text:p>
          </table:table-cell>
          <table:table-cell table:style-name="ce18" table:formula="of:=IF([.M19]=0;0;([.M19]/(1-ABS(2*[.J19]-1))))" office:value-type="float" office:value="0.12" calcext:value-type="float">
            <text:p>0.120</text:p>
          </table:table-cell>
          <table:table-cell table:style-name="ce18" table:formula="of:=([.K19]+[.L19])/2" office:value-type="float" office:value="0.343137254901961" calcext:value-type="float">
            <text:p>0.343</text:p>
          </table:table-cell>
          <table:table-cell table:style-name="ce12" table:formula="of:=MAX([.N19:.P19])" office:value-type="float" office:value="0.384313725490196" calcext:value-type="float">
            <text:p>0.384313725490196</text:p>
          </table:table-cell>
          <table:table-cell table:style-name="ce12" table:formula="of:=MIN([.N19:.P19])" office:value-type="float" office:value="0.301960784313725" calcext:value-type="float">
            <text:p>0.301960784313725</text:p>
          </table:table-cell>
          <table:table-cell table:style-name="ce12" table:formula="of:=[.K19]-[.L19]" office:value-type="float" office:value="0.0823529411764706" calcext:value-type="float">
            <text:p>0.082352941176471</text:p>
          </table:table-cell>
          <table:table-cell table:style-name="ce12" table:formula="of:=[.A19]/255" office:value-type="float" office:value="0.368627450980392" calcext:value-type="float">
            <text:p>0.368627450980392</text:p>
          </table:table-cell>
          <table:table-cell table:style-name="ce12" table:formula="of:=[.B19]/255" office:value-type="float" office:value="0.384313725490196" calcext:value-type="float">
            <text:p>0.384313725490196</text:p>
          </table:table-cell>
          <table:table-cell table:style-name="ce12" table:formula="of:=[.C19]/255" office:value-type="float" office:value="0.301960784313725" calcext:value-type="float">
            <text:p>0.301960784313725</text:p>
          </table:table-cell>
          <table:table-cell table:style-name="ce12" table:formula="of:=60*(MOD(([.O19]-[.P19])/[.M19];6))" office:value-type="float" office:value="60" calcext:value-type="float">
            <text:p>60</text:p>
          </table:table-cell>
          <table:table-cell table:style-name="ce12" table:formula="of:=60*((([.P19]-[.N19])/[.M19])+2)" office:value-type="float" office:value="71.4285714285714" calcext:value-type="float">
            <text:p>71.4285714285714</text:p>
          </table:table-cell>
          <table:table-cell table:style-name="ce12" table:formula="of:=60*((([.N19]-[.O19])/[.M19])+4)" office:value-type="float" office:value="228.571428571429" calcext:value-type="float">
            <text:p>228.571428571429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inimap road</text:p>
          </table:table-cell>
          <table:table-cell table:number-columns-repeated="18"/>
        </table:table-row>
        <table:table-row table:style-name="ro1">
          <table:table-cell table:style-name="ce14" table:formula="of:=MIN([.A24:.A61])" office:value-type="float" office:value="68" calcext:value-type="float">
            <text:p>68</text:p>
          </table:table-cell>
          <table:table-cell table:style-name="ce14" table:formula="of:=MIN([.B24:.B61])" office:value-type="float" office:value="79" calcext:value-type="float">
            <text:p>79</text:p>
          </table:table-cell>
          <table:table-cell table:style-name="ce14" table:formula="of:=MIN([.C24:.C61])" office:value-type="float" office:value="57" calcext:value-type="float">
            <text:p>57</text:p>
          </table:table-cell>
          <table:table-cell table:formula="of:=MIN([.D24:.D61])" office:value-type="float" office:value="90" calcext:value-type="float">
            <text:p>90.0</text:p>
          </table:table-cell>
          <table:table-cell table:formula="of:=MIN([.E24:.E61])" office:value-type="float" office:value="0.105882352941177" calcext:value-type="float">
            <text:p>0.1059</text:p>
          </table:table-cell>
          <table:table-cell table:formula="of:=MIN([.F24:.F61])" office:value-type="float" office:value="0.266666666666667" calcext:value-type="float">
            <text:p>0.2667</text:p>
          </table:table-cell>
          <table:table-cell table:style-name="ce12" table:number-columns-repeated="13"/>
        </table:table-row>
        <table:table-row table:style-name="ro1">
          <table:table-cell table:style-name="ce14" table:formula="of:=MAX([.A24:.A61])" office:value-type="float" office:value="102" calcext:value-type="float">
            <text:p>102</text:p>
          </table:table-cell>
          <table:table-cell table:style-name="ce14" table:formula="of:=MAX([.B24:.B61])" office:value-type="float" office:value="115" calcext:value-type="float">
            <text:p>115</text:p>
          </table:table-cell>
          <table:table-cell table:style-name="ce14" table:formula="of:=MAX([.C24:.C61])" office:value-type="float" office:value="92" calcext:value-type="float">
            <text:p>92</text:p>
          </table:table-cell>
          <table:table-cell table:formula="of:=MAX([.D24:.D61])" office:value-type="float" office:value="117.391304347826" calcext:value-type="float">
            <text:p>117.4</text:p>
          </table:table-cell>
          <table:table-cell table:formula="of:=MAX([.E24:.E61])" office:value-type="float" office:value="0.161764705882353" calcext:value-type="float">
            <text:p>0.1618</text:p>
          </table:table-cell>
          <table:table-cell table:formula="of:=MAX([.F24:.F61])" office:value-type="float" office:value="0.405882352941176" calcext:value-type="float">
            <text:p>0.4059</text:p>
          </table:table-cell>
          <table:table-cell table:style-name="ce12" table:number-columns-repeated="13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string" calcext:value-type="string">
            <text:p>Hue</text:p>
          </table:table-cell>
          <table:table-cell table:style-name="ce22" office:value-type="string" calcext:value-type="string">
            <text:p>Sat</text:p>
          </table:table-cell>
          <table:table-cell table:style-name="ce22" office:value-type="string" calcext:value-type="string">
            <text:p>Bri</text:p>
          </table:table-cell>
          <table:table-cell table:style-name="ce15"/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Cmax</text:p>
          </table:table-cell>
          <table:table-cell table:style-name="ce17" office:value-type="string" calcext:value-type="string">
            <text:p>Cmin</text:p>
          </table:table-cell>
          <table:table-cell table:style-name="ce17" office:value-type="string" calcext:value-type="string">
            <text:p>Delta</text:p>
          </table:table-cell>
          <table:table-cell table:style-name="ce17" office:value-type="string" calcext:value-type="string">
            <text:p>Red’</text:p>
          </table:table-cell>
          <table:table-cell table:style-name="ce17" office:value-type="string" calcext:value-type="string">
            <text:p>Green’</text:p>
          </table:table-cell>
          <table:table-cell table:style-name="ce17" office:value-type="string" calcext:value-type="string">
            <text:p>Blue’</text:p>
          </table:table-cell>
          <table:table-cell table:style-name="ce17" office:value-type="string" calcext:value-type="string">
            <text:p>Rmod</text:p>
          </table:table-cell>
          <table:table-cell table:style-name="ce17" office:value-type="string" calcext:value-type="string">
            <text:p>Gmod</text:p>
          </table:table-cell>
          <table:table-cell table:style-name="ce17" office:value-type="string" calcext:value-type="string">
            <text:p>Bmo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25]" office:value-type="float" office:value="95.2941176470588" calcext:value-type="float">
            <text:p>95.3</text:p>
          </table:table-cell>
          <table:table-cell table:formula="of:=[.I25]" office:value-type="float" office:value="0.109677419354839" calcext:value-type="float">
            <text:p>0.1097</text:p>
          </table:table-cell>
          <table:table-cell table:formula="of:=[.J25]" office:value-type="float" office:value="0.303921568627451" calcext:value-type="float">
            <text:p>0.3039</text:p>
          </table:table-cell>
          <table:table-cell table:style-name="ce14"/>
          <table:table-cell table:style-name="ce12" table:formula="of:=IF(AND([.A25]&gt;=[.B25];[.A25]&gt;=[.C25]);[.Q25];IF([.B25]&gt;=[.C25];[.R25];[.S25]))" office:value-type="float" office:value="95.2941176470588" calcext:value-type="float">
            <text:p>95.2941176470588</text:p>
          </table:table-cell>
          <table:table-cell table:style-name="ce18" table:formula="of:=IF([.M25]=0;0;([.M25]/(1-ABS(2*[.J25]-1))))" office:value-type="float" office:value="0.109677419354839" calcext:value-type="float">
            <text:p>0.110</text:p>
          </table:table-cell>
          <table:table-cell table:style-name="ce18" table:formula="of:=([.K25]+[.L25])/2" office:value-type="float" office:value="0.303921568627451" calcext:value-type="float">
            <text:p>0.304</text:p>
          </table:table-cell>
          <table:table-cell table:style-name="ce12" table:formula="of:=MAX([.N25:.P25])" office:value-type="float" office:value="0.337254901960784" calcext:value-type="float">
            <text:p>0.337254901960784</text:p>
          </table:table-cell>
          <table:table-cell table:style-name="ce12" table:formula="of:=MIN([.N25:.P25])" office:value-type="float" office:value="0.270588235294118" calcext:value-type="float">
            <text:p>0.270588235294118</text:p>
          </table:table-cell>
          <table:table-cell table:style-name="ce12" table:formula="of:=[.K25]-[.L25]" office:value-type="float" office:value="0.0666666666666667" calcext:value-type="float">
            <text:p>0.066666666666667</text:p>
          </table:table-cell>
          <table:table-cell table:style-name="ce12" table:formula="of:=[.A25]/255" office:value-type="float" office:value="0.298039215686274" calcext:value-type="float">
            <text:p>0.298039215686274</text:p>
          </table:table-cell>
          <table:table-cell table:style-name="ce12" table:formula="of:=[.B25]/255" office:value-type="float" office:value="0.337254901960784" calcext:value-type="float">
            <text:p>0.337254901960784</text:p>
          </table:table-cell>
          <table:table-cell table:style-name="ce12" table:formula="of:=[.C25]/255" office:value-type="float" office:value="0.270588235294118" calcext:value-type="float">
            <text:p>0.270588235294118</text:p>
          </table:table-cell>
          <table:table-cell table:style-name="ce12" table:formula="of:=60*(MOD(([.O25]-[.P25])/[.M25];6))" office:value-type="float" office:value="60" calcext:value-type="float">
            <text:p>60</text:p>
          </table:table-cell>
          <table:table-cell table:style-name="ce12" table:formula="of:=60*((([.P25]-[.N25])/[.M25])+2)" office:value-type="float" office:value="95.2941176470588" calcext:value-type="float">
            <text:p>95.2941176470588</text:p>
          </table:table-cell>
          <table:table-cell table:style-name="ce12" table:formula="of:=60*((([.N25]-[.O25])/[.M25])+4)" office:value-type="float" office:value="204.705882352941" calcext:value-type="float">
            <text:p>204.7058823529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table:formula="of:=[.H26]" office:value-type="float" office:value="117.391304347826" calcext:value-type="float">
            <text:p>117.4</text:p>
          </table:table-cell>
          <table:table-cell table:formula="of:=[.I26]" office:value-type="float" office:value="0.111111111111111" calcext:value-type="float">
            <text:p>0.1111</text:p>
          </table:table-cell>
          <table:table-cell table:formula="of:=[.J26]" office:value-type="float" office:value="0.405882352941176" calcext:value-type="float">
            <text:p>0.4059</text:p>
          </table:table-cell>
          <table:table-cell table:style-name="ce14"/>
          <table:table-cell table:style-name="ce12" table:formula="of:=IF(AND([.A26]&gt;=[.B26];[.A26]&gt;=[.C26]);[.Q26];IF([.B26]&gt;=[.C26];[.R26];[.S26]))" office:value-type="float" office:value="117.391304347826" calcext:value-type="float">
            <text:p>117.391304347826</text:p>
          </table:table-cell>
          <table:table-cell table:style-name="ce18" table:formula="of:=IF([.M26]=0;0;([.M26]/(1-ABS(2*[.J26]-1))))" office:value-type="float" office:value="0.111111111111111" calcext:value-type="float">
            <text:p>0.111</text:p>
          </table:table-cell>
          <table:table-cell table:style-name="ce18" table:formula="of:=([.K26]+[.L26])/2" office:value-type="float" office:value="0.405882352941176" calcext:value-type="float">
            <text:p>0.406</text:p>
          </table:table-cell>
          <table:table-cell table:style-name="ce12" table:formula="of:=MAX([.N26:.P26])" office:value-type="float" office:value="0.450980392156863" calcext:value-type="float">
            <text:p>0.450980392156863</text:p>
          </table:table-cell>
          <table:table-cell table:style-name="ce12" table:formula="of:=MIN([.N26:.P26])" office:value-type="float" office:value="0.36078431372549" calcext:value-type="float">
            <text:p>0.36078431372549</text:p>
          </table:table-cell>
          <table:table-cell table:style-name="ce12" table:formula="of:=[.K26]-[.L26]" office:value-type="float" office:value="0.0901960784313726" calcext:value-type="float">
            <text:p>0.090196078431373</text:p>
          </table:table-cell>
          <table:table-cell table:style-name="ce12" table:formula="of:=[.A26]/255" office:value-type="float" office:value="0.364705882352941" calcext:value-type="float">
            <text:p>0.364705882352941</text:p>
          </table:table-cell>
          <table:table-cell table:style-name="ce12" table:formula="of:=[.B26]/255" office:value-type="float" office:value="0.450980392156863" calcext:value-type="float">
            <text:p>0.450980392156863</text:p>
          </table:table-cell>
          <table:table-cell table:style-name="ce12" table:formula="of:=[.C26]/255" office:value-type="float" office:value="0.36078431372549" calcext:value-type="float">
            <text:p>0.36078431372549</text:p>
          </table:table-cell>
          <table:table-cell table:style-name="ce12" table:formula="of:=60*(MOD(([.O26]-[.P26])/[.M26];6))" office:value-type="float" office:value="60" calcext:value-type="float">
            <text:p>60</text:p>
          </table:table-cell>
          <table:table-cell table:style-name="ce12" table:formula="of:=60*((([.P26]-[.N26])/[.M26])+2)" office:value-type="float" office:value="117.391304347826" calcext:value-type="float">
            <text:p>117.391304347826</text:p>
          </table:table-cell>
          <table:table-cell table:style-name="ce12" table:formula="of:=60*((([.N26]-[.O26])/[.M26])+4)" office:value-type="float" office:value="182.608695652174" calcext:value-type="float">
            <text:p>182.6086956521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27]" office:value-type="float" office:value="91.764705882353" calcext:value-type="float">
            <text:p>91.8</text:p>
          </table:table-cell>
          <table:table-cell table:formula="of:=[.I27]" office:value-type="float" office:value="0.109677419354839" calcext:value-type="float">
            <text:p>0.1097</text:p>
          </table:table-cell>
          <table:table-cell table:formula="of:=[.J27]" office:value-type="float" office:value="0.303921568627451" calcext:value-type="float">
            <text:p>0.3039</text:p>
          </table:table-cell>
          <table:table-cell table:style-name="ce14"/>
          <table:table-cell table:style-name="ce12" table:formula="of:=IF(AND([.A27]&gt;=[.B27];[.A27]&gt;=[.C27]);[.Q27];IF([.B27]&gt;=[.C27];[.R27];[.S27]))" office:value-type="float" office:value="91.764705882353" calcext:value-type="float">
            <text:p>91.764705882353</text:p>
          </table:table-cell>
          <table:table-cell table:style-name="ce18" table:formula="of:=IF([.M27]=0;0;([.M27]/(1-ABS(2*[.J27]-1))))" office:value-type="float" office:value="0.109677419354839" calcext:value-type="float">
            <text:p>0.110</text:p>
          </table:table-cell>
          <table:table-cell table:style-name="ce18" table:formula="of:=([.K27]+[.L27])/2" office:value-type="float" office:value="0.303921568627451" calcext:value-type="float">
            <text:p>0.304</text:p>
          </table:table-cell>
          <table:table-cell table:style-name="ce12" table:formula="of:=MAX([.N27:.P27])" office:value-type="float" office:value="0.337254901960784" calcext:value-type="float">
            <text:p>0.337254901960784</text:p>
          </table:table-cell>
          <table:table-cell table:style-name="ce12" table:formula="of:=MIN([.N27:.P27])" office:value-type="float" office:value="0.270588235294118" calcext:value-type="float">
            <text:p>0.270588235294118</text:p>
          </table:table-cell>
          <table:table-cell table:style-name="ce12" table:formula="of:=[.K27]-[.L27]" office:value-type="float" office:value="0.0666666666666667" calcext:value-type="float">
            <text:p>0.066666666666667</text:p>
          </table:table-cell>
          <table:table-cell table:style-name="ce12" table:formula="of:=[.A27]/255" office:value-type="float" office:value="0.301960784313725" calcext:value-type="float">
            <text:p>0.301960784313725</text:p>
          </table:table-cell>
          <table:table-cell table:style-name="ce12" table:formula="of:=[.B27]/255" office:value-type="float" office:value="0.337254901960784" calcext:value-type="float">
            <text:p>0.337254901960784</text:p>
          </table:table-cell>
          <table:table-cell table:style-name="ce12" table:formula="of:=[.C27]/255" office:value-type="float" office:value="0.270588235294118" calcext:value-type="float">
            <text:p>0.270588235294118</text:p>
          </table:table-cell>
          <table:table-cell table:style-name="ce12" table:formula="of:=60*(MOD(([.O27]-[.P27])/[.M27];6))" office:value-type="float" office:value="60" calcext:value-type="float">
            <text:p>60</text:p>
          </table:table-cell>
          <table:table-cell table:style-name="ce12" table:formula="of:=60*((([.P27]-[.N27])/[.M27])+2)" office:value-type="float" office:value="91.764705882353" calcext:value-type="float">
            <text:p>91.764705882353</text:p>
          </table:table-cell>
          <table:table-cell table:style-name="ce12" table:formula="of:=60*((([.N27]-[.O27])/[.M27])+4)" office:value-type="float" office:value="208.235294117647" calcext:value-type="float">
            <text:p>208.2352941176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table:formula="of:=[.H28]" office:value-type="float" office:value="103.333333333333" calcext:value-type="float">
            <text:p>103.3</text:p>
          </table:table-cell>
          <table:table-cell table:formula="of:=[.I28]" office:value-type="float" office:value="0.105882352941177" calcext:value-type="float">
            <text:p>0.1059</text:p>
          </table:table-cell>
          <table:table-cell table:formula="of:=[.J28]" office:value-type="float" office:value="0.333333333333333" calcext:value-type="float">
            <text:p>0.3333</text:p>
          </table:table-cell>
          <table:table-cell table:style-name="ce14"/>
          <table:table-cell table:style-name="ce12" table:formula="of:=IF(AND([.A28]&gt;=[.B28];[.A28]&gt;=[.C28]);[.Q28];IF([.B28]&gt;=[.C28];[.R28];[.S28]))" office:value-type="float" office:value="103.333333333333" calcext:value-type="float">
            <text:p>103.333333333333</text:p>
          </table:table-cell>
          <table:table-cell table:style-name="ce18" table:formula="of:=IF([.M28]=0;0;([.M28]/(1-ABS(2*[.J28]-1))))" office:value-type="float" office:value="0.105882352941177" calcext:value-type="float">
            <text:p>0.106</text:p>
          </table:table-cell>
          <table:table-cell table:style-name="ce18" table:formula="of:=([.K28]+[.L28])/2" office:value-type="float" office:value="0.333333333333333" calcext:value-type="float">
            <text:p>0.333</text:p>
          </table:table-cell>
          <table:table-cell table:style-name="ce12" table:formula="of:=MAX([.N28:.P28])" office:value-type="float" office:value="0.368627450980392" calcext:value-type="float">
            <text:p>0.368627450980392</text:p>
          </table:table-cell>
          <table:table-cell table:style-name="ce12" table:formula="of:=MIN([.N28:.P28])" office:value-type="float" office:value="0.298039215686274" calcext:value-type="float">
            <text:p>0.298039215686274</text:p>
          </table:table-cell>
          <table:table-cell table:style-name="ce12" table:formula="of:=[.K28]-[.L28]" office:value-type="float" office:value="0.0705882352941177" calcext:value-type="float">
            <text:p>0.070588235294118</text:p>
          </table:table-cell>
          <table:table-cell table:style-name="ce12" table:formula="of:=[.A28]/255" office:value-type="float" office:value="0.317647058823529" calcext:value-type="float">
            <text:p>0.317647058823529</text:p>
          </table:table-cell>
          <table:table-cell table:style-name="ce12" table:formula="of:=[.B28]/255" office:value-type="float" office:value="0.368627450980392" calcext:value-type="float">
            <text:p>0.368627450980392</text:p>
          </table:table-cell>
          <table:table-cell table:style-name="ce12" table:formula="of:=[.C28]/255" office:value-type="float" office:value="0.298039215686274" calcext:value-type="float">
            <text:p>0.298039215686274</text:p>
          </table:table-cell>
          <table:table-cell table:style-name="ce12" table:formula="of:=60*(MOD(([.O28]-[.P28])/[.M28];6))" office:value-type="float" office:value="60" calcext:value-type="float">
            <text:p>60</text:p>
          </table:table-cell>
          <table:table-cell table:style-name="ce12" table:formula="of:=60*((([.P28]-[.N28])/[.M28])+2)" office:value-type="float" office:value="103.333333333333" calcext:value-type="float">
            <text:p>103.333333333333</text:p>
          </table:table-cell>
          <table:table-cell table:style-name="ce12" table:formula="of:=60*((([.N28]-[.O28])/[.M28])+4)" office:value-type="float" office:value="196.666666666667" calcext:value-type="float">
            <text:p>196.666666666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formula="of:=[.H29]" office:value-type="float" office:value="90" calcext:value-type="float">
            <text:p>90.0</text:p>
          </table:table-cell>
          <table:table-cell table:formula="of:=[.I29]" office:value-type="float" office:value="0.161764705882353" calcext:value-type="float">
            <text:p>0.1618</text:p>
          </table:table-cell>
          <table:table-cell table:formula="of:=[.J29]" office:value-type="float" office:value="0.266666666666667" calcext:value-type="float">
            <text:p>0.2667</text:p>
          </table:table-cell>
          <table:table-cell table:style-name="ce14"/>
          <table:table-cell table:style-name="ce12" table:formula="of:=IF(AND([.A29]&gt;=[.B29];[.A29]&gt;=[.C29]);[.Q29];IF([.B29]&gt;=[.C29];[.R29];[.S29]))" office:value-type="float" office:value="90" calcext:value-type="float">
            <text:p>90</text:p>
          </table:table-cell>
          <table:table-cell table:style-name="ce18" table:formula="of:=IF([.M29]=0;0;([.M29]/(1-ABS(2*[.J29]-1))))" office:value-type="float" office:value="0.161764705882353" calcext:value-type="float">
            <text:p>0.162</text:p>
          </table:table-cell>
          <table:table-cell table:style-name="ce18" table:formula="of:=([.K29]+[.L29])/2" office:value-type="float" office:value="0.266666666666667" calcext:value-type="float">
            <text:p>0.267</text:p>
          </table:table-cell>
          <table:table-cell table:style-name="ce12" table:formula="of:=MAX([.N29:.P29])" office:value-type="float" office:value="0.309803921568627" calcext:value-type="float">
            <text:p>0.309803921568627</text:p>
          </table:table-cell>
          <table:table-cell table:style-name="ce12" table:formula="of:=MIN([.N29:.P29])" office:value-type="float" office:value="0.223529411764706" calcext:value-type="float">
            <text:p>0.223529411764706</text:p>
          </table:table-cell>
          <table:table-cell table:style-name="ce12" table:formula="of:=[.K29]-[.L29]" office:value-type="float" office:value="0.0862745098039216" calcext:value-type="float">
            <text:p>0.086274509803922</text:p>
          </table:table-cell>
          <table:table-cell table:style-name="ce12" table:formula="of:=[.A29]/255" office:value-type="float" office:value="0.266666666666667" calcext:value-type="float">
            <text:p>0.266666666666667</text:p>
          </table:table-cell>
          <table:table-cell table:style-name="ce12" table:formula="of:=[.B29]/255" office:value-type="float" office:value="0.309803921568627" calcext:value-type="float">
            <text:p>0.309803921568627</text:p>
          </table:table-cell>
          <table:table-cell table:style-name="ce12" table:formula="of:=[.C29]/255" office:value-type="float" office:value="0.223529411764706" calcext:value-type="float">
            <text:p>0.223529411764706</text:p>
          </table:table-cell>
          <table:table-cell table:style-name="ce12" table:formula="of:=60*(MOD(([.O29]-[.P29])/[.M29];6))" office:value-type="float" office:value="60" calcext:value-type="float">
            <text:p>60</text:p>
          </table:table-cell>
          <table:table-cell table:style-name="ce12" table:formula="of:=60*((([.P29]-[.N29])/[.M29])+2)" office:value-type="float" office:value="90" calcext:value-type="float">
            <text:p>90</text:p>
          </table:table-cell>
          <table:table-cell table:style-name="ce12" table:formula="of:=60*((([.N29]-[.O29])/[.M29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[.H30]" office:value-type="float" office:value="108" calcext:value-type="float">
            <text:p>108.0</text:p>
          </table:table-cell>
          <table:table-cell table:formula="of:=[.I30]" office:value-type="float" office:value="0.111111111111111" calcext:value-type="float">
            <text:p>0.1111</text:p>
          </table:table-cell>
          <table:table-cell table:formula="of:=[.J30]" office:value-type="float" office:value="0.352941176470588" calcext:value-type="float">
            <text:p>0.3529</text:p>
          </table:table-cell>
          <table:table-cell table:style-name="ce14"/>
          <table:table-cell table:style-name="ce12" table:formula="of:=IF(AND([.A30]&gt;=[.B30];[.A30]&gt;=[.C30]);[.Q30];IF([.B30]&gt;=[.C30];[.R30];[.S30]))" office:value-type="float" office:value="108" calcext:value-type="float">
            <text:p>108</text:p>
          </table:table-cell>
          <table:table-cell table:style-name="ce18" table:formula="of:=IF([.M30]=0;0;([.M30]/(1-ABS(2*[.J30]-1))))" office:value-type="float" office:value="0.111111111111111" calcext:value-type="float">
            <text:p>0.111</text:p>
          </table:table-cell>
          <table:table-cell table:style-name="ce18" table:formula="of:=([.K30]+[.L30])/2" office:value-type="float" office:value="0.352941176470588" calcext:value-type="float">
            <text:p>0.353</text:p>
          </table:table-cell>
          <table:table-cell table:style-name="ce12" table:formula="of:=MAX([.N30:.P30])" office:value-type="float" office:value="0.392156862745098" calcext:value-type="float">
            <text:p>0.392156862745098</text:p>
          </table:table-cell>
          <table:table-cell table:style-name="ce12" table:formula="of:=MIN([.N30:.P30])" office:value-type="float" office:value="0.313725490196078" calcext:value-type="float">
            <text:p>0.313725490196078</text:p>
          </table:table-cell>
          <table:table-cell table:style-name="ce12" table:formula="of:=[.K30]-[.L30]" office:value-type="float" office:value="0.0784313725490196" calcext:value-type="float">
            <text:p>0.07843137254902</text:p>
          </table:table-cell>
          <table:table-cell table:style-name="ce12" table:formula="of:=[.A30]/255" office:value-type="float" office:value="0.329411764705882" calcext:value-type="float">
            <text:p>0.329411764705882</text:p>
          </table:table-cell>
          <table:table-cell table:style-name="ce12" table:formula="of:=[.B30]/255" office:value-type="float" office:value="0.392156862745098" calcext:value-type="float">
            <text:p>0.392156862745098</text:p>
          </table:table-cell>
          <table:table-cell table:style-name="ce12" table:formula="of:=[.C30]/255" office:value-type="float" office:value="0.313725490196078" calcext:value-type="float">
            <text:p>0.313725490196078</text:p>
          </table:table-cell>
          <table:table-cell table:style-name="ce12" table:formula="of:=60*(MOD(([.O30]-[.P30])/[.M30];6))" office:value-type="float" office:value="60" calcext:value-type="float">
            <text:p>60</text:p>
          </table:table-cell>
          <table:table-cell table:style-name="ce12" table:formula="of:=60*((([.P30]-[.N30])/[.M30])+2)" office:value-type="float" office:value="108" calcext:value-type="float">
            <text:p>108</text:p>
          </table:table-cell>
          <table:table-cell table:style-name="ce12" table:formula="of:=60*((([.N30]-[.O30])/[.M30])+4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table:formula="of:=[.H31]" office:value-type="float" office:value="93.9130434782609" calcext:value-type="float">
            <text:p>93.9</text:p>
          </table:table-cell>
          <table:table-cell table:formula="of:=[.I31]" office:value-type="float" office:value="0.111111111111111" calcext:value-type="float">
            <text:p>0.1111</text:p>
          </table:table-cell>
          <table:table-cell table:formula="of:=[.J31]" office:value-type="float" office:value="0.405882352941176" calcext:value-type="float">
            <text:p>0.4059</text:p>
          </table:table-cell>
          <table:table-cell table:style-name="ce14"/>
          <table:table-cell table:style-name="ce12" table:formula="of:=IF(AND([.A31]&gt;=[.B31];[.A31]&gt;=[.C31]);[.Q31];IF([.B31]&gt;=[.C31];[.R31];[.S31]))" office:value-type="float" office:value="93.9130434782609" calcext:value-type="float">
            <text:p>93.9130434782609</text:p>
          </table:table-cell>
          <table:table-cell table:style-name="ce18" table:formula="of:=IF([.M31]=0;0;([.M31]/(1-ABS(2*[.J31]-1))))" office:value-type="float" office:value="0.111111111111111" calcext:value-type="float">
            <text:p>0.111</text:p>
          </table:table-cell>
          <table:table-cell table:style-name="ce18" table:formula="of:=([.K31]+[.L31])/2" office:value-type="float" office:value="0.405882352941176" calcext:value-type="float">
            <text:p>0.406</text:p>
          </table:table-cell>
          <table:table-cell table:style-name="ce12" table:formula="of:=MAX([.N31:.P31])" office:value-type="float" office:value="0.450980392156863" calcext:value-type="float">
            <text:p>0.450980392156863</text:p>
          </table:table-cell>
          <table:table-cell table:style-name="ce12" table:formula="of:=MIN([.N31:.P31])" office:value-type="float" office:value="0.36078431372549" calcext:value-type="float">
            <text:p>0.36078431372549</text:p>
          </table:table-cell>
          <table:table-cell table:style-name="ce12" table:formula="of:=[.K31]-[.L31]" office:value-type="float" office:value="0.0901960784313726" calcext:value-type="float">
            <text:p>0.090196078431373</text:p>
          </table:table-cell>
          <table:table-cell table:style-name="ce12" table:formula="of:=[.A31]/255" office:value-type="float" office:value="0.4" calcext:value-type="float">
            <text:p>0.4</text:p>
          </table:table-cell>
          <table:table-cell table:style-name="ce12" table:formula="of:=[.B31]/255" office:value-type="float" office:value="0.450980392156863" calcext:value-type="float">
            <text:p>0.450980392156863</text:p>
          </table:table-cell>
          <table:table-cell table:style-name="ce12" table:formula="of:=[.C31]/255" office:value-type="float" office:value="0.36078431372549" calcext:value-type="float">
            <text:p>0.36078431372549</text:p>
          </table:table-cell>
          <table:table-cell table:style-name="ce12" table:formula="of:=60*(MOD(([.O31]-[.P31])/[.M31];6))" office:value-type="float" office:value="60" calcext:value-type="float">
            <text:p>60</text:p>
          </table:table-cell>
          <table:table-cell table:style-name="ce12" table:formula="of:=60*((([.P31]-[.N31])/[.M31])+2)" office:value-type="float" office:value="93.9130434782609" calcext:value-type="float">
            <text:p>93.9130434782609</text:p>
          </table:table-cell>
          <table:table-cell table:style-name="ce12" table:formula="of:=60*((([.N31]-[.O31])/[.M31])+4)" office:value-type="float" office:value="206.086956521739" calcext:value-type="float">
            <text:p>206.086956521739</text:p>
          </table:table-cell>
        </table:table-row>
        <table:table-row table:style-name="ro1" table:number-rows-repeated="104854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furnce icon" table:style-name="ta2">
        <table:table-column table:style-name="co11" table:number-columns-repeated="19" table:default-cell-style-name="ce12"/>
        <table:table-row table:style-name="ro1">
          <table:table-cell table:formula="of:=MIN([.A4:.A5005])" office:value-type="float" office:value="254" calcext:value-type="float">
            <text:p>254</text:p>
          </table:table-cell>
          <table:table-cell table:formula="of:=MIN([.B4:.B5005])" office:value-type="float" office:value="115" calcext:value-type="float">
            <text:p>115</text:p>
          </table:table-cell>
          <table:table-cell table:formula="of:=MIN([.C4:.C5005])" office:value-type="float" office:value="30" calcext:value-type="float">
            <text:p>30</text:p>
          </table:table-cell>
          <table:table-cell table:formula="of:=MIN([.D4:.D5005])" office:value-type="float" office:value="22.7678571428571" calcext:value-type="float">
            <text:p>22.7678571428571</text:p>
          </table:table-cell>
          <table:table-cell table:formula="of:=MIN([.E4:.E5005])" office:value-type="float" office:value="0.991150442477876" calcext:value-type="float">
            <text:p>0.991150442477876</text:p>
          </table:table-cell>
          <table:table-cell table:formula="of:=MIN([.F4:.F5005])" office:value-type="float" office:value="0.556862745098039" calcext:value-type="float">
            <text:p>0.556862745098039</text:p>
          </table:table-cell>
          <table:table-cell table:number-columns-repeated="13"/>
        </table:table-row>
        <table:table-row table:style-name="ro1">
          <table:table-cell table:formula="of:=MAX([.A4:.A5005])" office:value-type="float" office:value="254" calcext:value-type="float">
            <text:p>254</text:p>
          </table:table-cell>
          <table:table-cell table:formula="of:=MAX([.B4:.B5005])" office:value-type="float" office:value="115" calcext:value-type="float">
            <text:p>115</text:p>
          </table:table-cell>
          <table:table-cell table:formula="of:=MAX([.C4:.C5005])" office:value-type="float" office:value="30" calcext:value-type="float">
            <text:p>30</text:p>
          </table:table-cell>
          <table:table-cell table:formula="of:=MAX([.D4:.D5005])" office:value-type="float" office:value="22.7678571428571" calcext:value-type="float">
            <text:p>22.7678571428571</text:p>
          </table:table-cell>
          <table:table-cell table:formula="of:=MAX([.E4:.E5005])" office:value-type="float" office:value="0.991150442477876" calcext:value-type="float">
            <text:p>0.991150442477876</text:p>
          </table:table-cell>
          <table:table-cell table:formula="of:=MAX([.F4:.F5005])" office:value-type="float" office:value="0.556862745098039" calcext:value-type="float">
            <text:p>0.556862745098039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b</text:p>
          </table:table-cell>
          <table:table-cell table:style-name="ce15" office:value-type="string" calcext:value-type="string">
            <text:p>Hue</text:p>
          </table:table-cell>
          <table:table-cell table:style-name="ce15" office:value-type="string" calcext:value-type="string">
            <text:p>Sat</text:p>
          </table:table-cell>
          <table:table-cell table:style-name="ce15" office:value-type="string" calcext:value-type="string">
            <text:p>Bri</text:p>
          </table:table-cell>
          <table:table-cell table:style-name="ce15"/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Cmax</text:p>
          </table:table-cell>
          <table:table-cell table:style-name="ce17" office:value-type="string" calcext:value-type="string">
            <text:p>Cmin</text:p>
          </table:table-cell>
          <table:table-cell table:style-name="ce17" office:value-type="string" calcext:value-type="string">
            <text:p>Delta</text:p>
          </table:table-cell>
          <table:table-cell table:style-name="ce17" office:value-type="string" calcext:value-type="string">
            <text:p>Red’</text:p>
          </table:table-cell>
          <table:table-cell table:style-name="ce17" office:value-type="string" calcext:value-type="string">
            <text:p>Green’</text:p>
          </table:table-cell>
          <table:table-cell table:style-name="ce17" office:value-type="string" calcext:value-type="string">
            <text:p>Blue’</text:p>
          </table:table-cell>
          <table:table-cell table:style-name="ce17" office:value-type="string" calcext:value-type="string">
            <text:p>Rmod</text:p>
          </table:table-cell>
          <table:table-cell table:style-name="ce17" office:value-type="string" calcext:value-type="string">
            <text:p>Gmod</text:p>
          </table:table-cell>
          <table:table-cell table:style-name="ce17" office:value-type="string" calcext:value-type="string">
            <text:p>Bmod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table:style-name="ce14" table:formula="of:=[.H4]" office:value-type="float" office:value="22.7678571428571" calcext:value-type="float">
            <text:p>23</text:p>
          </table:table-cell>
          <table:table-cell table:style-name="ce16" table:formula="of:=[.I4]" office:value-type="float" office:value="0.991150442477876" calcext:value-type="float">
            <text:p>0.99</text:p>
          </table:table-cell>
          <table:table-cell table:style-name="ce16" table:formula="of:=[.J4]" office:value-type="float" office:value="0.556862745098039" calcext:value-type="float">
            <text:p>0.56</text:p>
          </table:table-cell>
          <table:table-cell table:style-name="ce14"/>
          <table:table-cell table:formula="of:=IF(AND([.A4]&gt;[.B4];[.A4]&gt;[.C4]);[.Q4];IF([.B4]&gt;[.C4];[.R4];[.S4]))" office:value-type="float" office:value="22.7678571428571" calcext:value-type="float">
            <text:p>22.7678571428571</text:p>
          </table:table-cell>
          <table:table-cell table:style-name="ce18" table:formula="of:=IF([.M4]=0;0;([.M4]/(1-ABS(2*[.J4]-1))))" office:value-type="float" office:value="0.991150442477876" calcext:value-type="float">
            <text:p>0.991</text:p>
          </table:table-cell>
          <table:table-cell table:style-name="ce18" table:formula="of:=([.K4]+[.L4])/2" office:value-type="float" office:value="0.556862745098039" calcext:value-type="float">
            <text:p>0.557</text:p>
          </table:table-cell>
          <table:table-cell table:formula="of:=MAX([.N4:.P4])" office:value-type="float" office:value="0.996078431372549" calcext:value-type="float">
            <text:p>0.996078431372549</text:p>
          </table:table-cell>
          <table:table-cell table:formula="of:=MIN([.N4:.P4])" office:value-type="float" office:value="0.117647058823529" calcext:value-type="float">
            <text:p>0.117647058823529</text:p>
          </table:table-cell>
          <table:table-cell table:formula="of:=[.K4]-[.L4]" office:value-type="float" office:value="0.87843137254902" calcext:value-type="float">
            <text:p>0.87843137254902</text:p>
          </table:table-cell>
          <table:table-cell table:formula="of:=[.A4]/255" office:value-type="float" office:value="0.996078431372549" calcext:value-type="float">
            <text:p>0.996078431372549</text:p>
          </table:table-cell>
          <table:table-cell table:formula="of:=[.B4]/255" office:value-type="float" office:value="0.450980392156863" calcext:value-type="float">
            <text:p>0.450980392156863</text:p>
          </table:table-cell>
          <table:table-cell table:formula="of:=[.C4]/255" office:value-type="float" office:value="0.117647058823529" calcext:value-type="float">
            <text:p>0.117647058823529</text:p>
          </table:table-cell>
          <table:table-cell table:formula="of:=60*(MOD(([.O4]-[.P4])/[.M4];6))" office:value-type="float" office:value="22.7678571428571" calcext:value-type="float">
            <text:p>22.7678571428571</text:p>
          </table:table-cell>
          <table:table-cell table:formula="of:=60*(([.P4]-[.N4])/[.M4])+2" office:value-type="float" office:value="-58" calcext:value-type="float">
            <text:p>-58</text:p>
          </table:table-cell>
          <table:table-cell table:formula="of:=60*(([.N4]-[.O4])/[.M4])+4" office:value-type="float" office:value="41.2321428571429" calcext:value-type="float">
            <text:p>41.2321428571429</text:p>
          </table:table-cell>
        </table:table-row>
      </table:table>
      <table:table table:name="bridge minimap" table:style-name="ta2">
        <table:table-column table:style-name="co11" table:number-columns-repeated="3" table:default-cell-style-name="Default"/>
        <table:table-column table:style-name="co11" table:default-cell-style-name="ce14"/>
        <table:table-column table:style-name="co11" table:number-columns-repeated="2" table:default-cell-style-name="ce16"/>
        <table:table-column table:style-name="co11" table:default-cell-style-name="ce14"/>
        <table:table-column table:style-name="co11" table:default-cell-style-name="ce12"/>
        <table:table-column table:style-name="co11" table:number-columns-repeated="2" table:default-cell-style-name="ce18"/>
        <table:table-column table:style-name="co11" table:number-columns-repeated="9" table:default-cell-style-name="ce12"/>
        <table:table-row table:style-name="ro1">
          <table:table-cell table:style-name="ce12" table:formula="of:=MIN([.A4:.A5005])" office:value-type="float" office:value="75" calcext:value-type="float">
            <text:p>75</text:p>
          </table:table-cell>
          <table:table-cell table:style-name="ce12" table:formula="of:=MIN([.B4:.B5005])" office:value-type="float" office:value="41" calcext:value-type="float">
            <text:p>41</text:p>
          </table:table-cell>
          <table:table-cell table:style-name="ce12" table:formula="of:=MIN([.C4:.C5005])" office:value-type="float" office:value="0" calcext:value-type="float">
            <text:p>0</text:p>
          </table:table-cell>
          <table:table-cell table:style-name="ce12" table:formula="of:=MIN([.D4:.D5005])" office:value-type="float" office:value="29.2307692307692" calcext:value-type="float">
            <text:p>29.2307692307692</text:p>
          </table:table-cell>
          <table:table-cell table:style-name="ce12" table:formula="of:=MIN([.E4:.E5005])" office:value-type="float" office:value="0.432258064516129" calcext:value-type="float">
            <text:p>0.432258064516129</text:p>
          </table:table-cell>
          <table:table-cell table:style-name="ce12" table:formula="of:=MIN([.F4:.F5005])" office:value-type="float" office:value="0.147058823529412" calcext:value-type="float">
            <text:p>0.147058823529412</text:p>
          </table:table-cell>
          <table:table-cell table:style-name="ce12"/>
          <table:table-cell/>
          <table:table-cell table:style-name="ce12" table:number-columns-repeated="2"/>
          <table:table-cell table:number-columns-repeated="9"/>
        </table:table-row>
        <table:table-row table:style-name="ro1">
          <table:table-cell table:style-name="ce12" table:formula="of:=MAX([.A4:.A5005])" office:value-type="float" office:value="111" calcext:value-type="float">
            <text:p>111</text:p>
          </table:table-cell>
          <table:table-cell table:style-name="ce12" table:formula="of:=MAX([.B4:.B5005])" office:value-type="float" office:value="83" calcext:value-type="float">
            <text:p>83</text:p>
          </table:table-cell>
          <table:table-cell table:style-name="ce12" table:formula="of:=MAX([.C4:.C5005])" office:value-type="float" office:value="44" calcext:value-type="float">
            <text:p>44</text:p>
          </table:table-cell>
          <table:table-cell table:style-name="ce12" table:formula="of:=MAX([.D4:.D5005])" office:value-type="float" office:value="37.5" calcext:value-type="float">
            <text:p>37.5</text:p>
          </table:table-cell>
          <table:table-cell table:style-name="ce12" table:formula="of:=MAX([.E4:.E5005])" office:value-type="float" office:value="1" calcext:value-type="float">
            <text:p>1</text:p>
          </table:table-cell>
          <table:table-cell table:style-name="ce12" table:formula="of:=MAX([.F4:.F5005])" office:value-type="float" office:value="0.303921568627451" calcext:value-type="float">
            <text:p>0.303921568627451</text:p>
          </table:table-cell>
          <table:table-cell table:style-name="ce12"/>
          <table:table-cell/>
          <table:table-cell table:style-name="ce12" table:number-columns-repeated="2"/>
          <table:table-cell table:number-columns-repeated="9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b</text:p>
          </table:table-cell>
          <table:table-cell table:style-name="ce15" office:value-type="string" calcext:value-type="string">
            <text:p>Hue</text:p>
          </table:table-cell>
          <table:table-cell table:style-name="ce15" office:value-type="string" calcext:value-type="string">
            <text:p>Sat</text:p>
          </table:table-cell>
          <table:table-cell table:style-name="ce15" office:value-type="string" calcext:value-type="string">
            <text:p>Bri</text:p>
          </table:table-cell>
          <table:table-cell table:style-name="ce15"/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Cmax</text:p>
          </table:table-cell>
          <table:table-cell table:style-name="ce17" office:value-type="string" calcext:value-type="string">
            <text:p>Cmin</text:p>
          </table:table-cell>
          <table:table-cell table:style-name="ce17" office:value-type="string" calcext:value-type="string">
            <text:p>Delta</text:p>
          </table:table-cell>
          <table:table-cell table:style-name="ce17" office:value-type="string" calcext:value-type="string">
            <text:p>Red’</text:p>
          </table:table-cell>
          <table:table-cell table:style-name="ce17" office:value-type="string" calcext:value-type="string">
            <text:p>Green’</text:p>
          </table:table-cell>
          <table:table-cell table:style-name="ce17" office:value-type="string" calcext:value-type="string">
            <text:p>Blue’</text:p>
          </table:table-cell>
          <table:table-cell table:style-name="ce17" office:value-type="string" calcext:value-type="string">
            <text:p>Rmod</text:p>
          </table:table-cell>
          <table:table-cell table:style-name="ce17" office:value-type="string" calcext:value-type="string">
            <text:p>Gmod</text:p>
          </table:table-cell>
          <table:table-cell table:style-name="ce17" office:value-type="string" calcext:value-type="string">
            <text:p>Bmod</text:p>
          </table:table-cell>
        </table:table-row>
        <table:table-row table:style-name="ro1"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0" calcext:value-type="float">
            <text:p>0</text:p>
          </table:table-cell>
          <table:table-cell table:formula="of:=[.H4]" office:value-type="float" office:value="32.8" calcext:value-type="float">
            <text:p>33</text:p>
          </table:table-cell>
          <table:table-cell table:formula="of:=[.I4]" office:value-type="float" office:value="1" calcext:value-type="float">
            <text:p>1.00</text:p>
          </table:table-cell>
          <table:table-cell table:formula="of:=[.J4]" office:value-type="float" office:value="0.147058823529412" calcext:value-type="float">
            <text:p>0.15</text:p>
          </table:table-cell>
          <table:table-cell/>
          <table:table-cell table:formula="of:=IF(AND([.A4]&gt;[.B4];[.A4]&gt;[.C4]);[.Q4];IF([.B4]&gt;[.C4];[.R4];[.S4]))" office:value-type="float" office:value="32.8" calcext:value-type="float">
            <text:p>32.8</text:p>
          </table:table-cell>
          <table:table-cell table:formula="of:=IF([.M4]=0;0;([.M4]/(1-ABS(2*[.J4]-1))))" office:value-type="float" office:value="1" calcext:value-type="float">
            <text:p>1.000</text:p>
          </table:table-cell>
          <table:table-cell table:formula="of:=([.K4]+[.L4])/2" office:value-type="float" office:value="0.147058823529412" calcext:value-type="float">
            <text:p>0.147</text:p>
          </table:table-cell>
          <table:table-cell table:formula="of:=MAX([.N4:.P4])" office:value-type="float" office:value="0.294117647058823" calcext:value-type="float">
            <text:p>0.294117647058823</text:p>
          </table:table-cell>
          <table:table-cell table:formula="of:=MIN([.N4:.P4])" office:value-type="float" office:value="0" calcext:value-type="float">
            <text:p>0</text:p>
          </table:table-cell>
          <table:table-cell table:formula="of:=[.K4]-[.L4]" office:value-type="float" office:value="0.294117647058823" calcext:value-type="float">
            <text:p>0.294117647058823</text:p>
          </table:table-cell>
          <table:table-cell table:formula="of:=[.A4]/255" office:value-type="float" office:value="0.294117647058823" calcext:value-type="float">
            <text:p>0.294117647058823</text:p>
          </table:table-cell>
          <table:table-cell table:formula="of:=[.B4]/255" office:value-type="float" office:value="0.16078431372549" calcext:value-type="float">
            <text:p>0.16078431372549</text:p>
          </table:table-cell>
          <table:table-cell table:formula="of:=[.C4]/255" office:value-type="float" office:value="0" calcext:value-type="float">
            <text:p>0</text:p>
          </table:table-cell>
          <table:table-cell table:formula="of:=60*(MOD(([.O4]-[.P4])/[.M4];6))" office:value-type="float" office:value="32.8" calcext:value-type="float">
            <text:p>32.8</text:p>
          </table:table-cell>
          <table:table-cell table:formula="of:=60*(([.P4]-[.N4])/[.M4])+2" office:value-type="float" office:value="-58" calcext:value-type="float">
            <text:p>-58</text:p>
          </table:table-cell>
          <table:table-cell table:formula="of:=60*(([.N4]-[.O4])/[.M4])+4"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formula="of:=[.H5]" office:value-type="float" office:value="37.5" calcext:value-type="float">
            <text:p>38</text:p>
          </table:table-cell>
          <table:table-cell table:formula="of:=[.I5]" office:value-type="float" office:value="0.869565217391304" calcext:value-type="float">
            <text:p>0.87</text:p>
          </table:table-cell>
          <table:table-cell table:formula="of:=[.J5]" office:value-type="float" office:value="0.180392156862745" calcext:value-type="float">
            <text:p>0.18</text:p>
          </table:table-cell>
          <table:table-cell/>
          <table:table-cell table:formula="of:=IF(AND([.A5]&gt;[.B5];[.A5]&gt;[.C5]);[.Q5];IF([.B5]&gt;[.C5];[.R5];[.S5]))" office:value-type="float" office:value="37.5" calcext:value-type="float">
            <text:p>37.5</text:p>
          </table:table-cell>
          <table:table-cell table:formula="of:=IF([.M5]=0;0;([.M5]/(1-ABS(2*[.J5]-1))))" office:value-type="float" office:value="0.869565217391304" calcext:value-type="float">
            <text:p>0.870</text:p>
          </table:table-cell>
          <table:table-cell table:formula="of:=([.K5]+[.L5])/2" office:value-type="float" office:value="0.180392156862745" calcext:value-type="float">
            <text:p>0.180</text:p>
          </table:table-cell>
          <table:table-cell table:formula="of:=MAX([.N5:.P5])" office:value-type="float" office:value="0.337254901960784" calcext:value-type="float">
            <text:p>0.337254901960784</text:p>
          </table:table-cell>
          <table:table-cell table:formula="of:=MIN([.N5:.P5])" office:value-type="float" office:value="0.0235294117647059" calcext:value-type="float">
            <text:p>0.023529411764706</text:p>
          </table:table-cell>
          <table:table-cell table:formula="of:=[.K5]-[.L5]" office:value-type="float" office:value="0.313725490196078" calcext:value-type="float">
            <text:p>0.313725490196078</text:p>
          </table:table-cell>
          <table:table-cell table:formula="of:=[.A5]/255" office:value-type="float" office:value="0.337254901960784" calcext:value-type="float">
            <text:p>0.337254901960784</text:p>
          </table:table-cell>
          <table:table-cell table:formula="of:=[.B5]/255" office:value-type="float" office:value="0.219607843137255" calcext:value-type="float">
            <text:p>0.219607843137255</text:p>
          </table:table-cell>
          <table:table-cell table:formula="of:=[.C5]/255" office:value-type="float" office:value="0.0235294117647059" calcext:value-type="float">
            <text:p>0.023529411764706</text:p>
          </table:table-cell>
          <table:table-cell table:formula="of:=60*(MOD(([.O5]-[.P5])/[.M5];6))" office:value-type="float" office:value="37.5" calcext:value-type="float">
            <text:p>37.5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table:formula="of:=[.H6]" office:value-type="float" office:value="29.2307692307692" calcext:value-type="float">
            <text:p>29</text:p>
          </table:table-cell>
          <table:table-cell table:formula="of:=[.I6]" office:value-type="float" office:value="0.735849056603774" calcext:value-type="float">
            <text:p>0.74</text:p>
          </table:table-cell>
          <table:table-cell table:formula="of:=[.J6]" office:value-type="float" office:value="0.207843137254902" calcext:value-type="float">
            <text:p>0.21</text:p>
          </table:table-cell>
          <table:table-cell/>
          <table:table-cell table:formula="of:=IF(AND([.A6]&gt;[.B6];[.A6]&gt;[.C6]);[.Q6];IF([.B6]&gt;[.C6];[.R6];[.S6]))" office:value-type="float" office:value="29.2307692307692" calcext:value-type="float">
            <text:p>29.2307692307692</text:p>
          </table:table-cell>
          <table:table-cell table:formula="of:=IF([.M6]=0;0;([.M6]/(1-ABS(2*[.J6]-1))))" office:value-type="float" office:value="0.735849056603774" calcext:value-type="float">
            <text:p>0.736</text:p>
          </table:table-cell>
          <table:table-cell table:formula="of:=([.K6]+[.L6])/2" office:value-type="float" office:value="0.207843137254902" calcext:value-type="float">
            <text:p>0.208</text:p>
          </table:table-cell>
          <table:table-cell table:formula="of:=MAX([.N6:.P6])" office:value-type="float" office:value="0.36078431372549" calcext:value-type="float">
            <text:p>0.36078431372549</text:p>
          </table:table-cell>
          <table:table-cell table:formula="of:=MIN([.N6:.P6])" office:value-type="float" office:value="0.0549019607843137" calcext:value-type="float">
            <text:p>0.054901960784314</text:p>
          </table:table-cell>
          <table:table-cell table:formula="of:=[.K6]-[.L6]" office:value-type="float" office:value="0.305882352941176" calcext:value-type="float">
            <text:p>0.305882352941176</text:p>
          </table:table-cell>
          <table:table-cell table:formula="of:=[.A6]/255" office:value-type="float" office:value="0.36078431372549" calcext:value-type="float">
            <text:p>0.36078431372549</text:p>
          </table:table-cell>
          <table:table-cell table:formula="of:=[.B6]/255" office:value-type="float" office:value="0.203921568627451" calcext:value-type="float">
            <text:p>0.203921568627451</text:p>
          </table:table-cell>
          <table:table-cell table:formula="of:=[.C6]/255" office:value-type="float" office:value="0.0549019607843137" calcext:value-type="float">
            <text:p>0.054901960784314</text:p>
          </table:table-cell>
          <table:table-cell table:formula="of:=60*(MOD(([.O6]-[.P6])/[.M6];6))" office:value-type="float" office:value="29.2307692307692" calcext:value-type="float">
            <text:p>29.2307692307692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34.7692307692308" calcext:value-type="float">
            <text:p>34.76923076923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table:formula="of:=[.H7]" office:value-type="float" office:value="33" calcext:value-type="float">
            <text:p>33</text:p>
          </table:table-cell>
          <table:table-cell table:formula="of:=[.I7]" office:value-type="float" office:value="0.634920634920635" calcext:value-type="float">
            <text:p>0.63</text:p>
          </table:table-cell>
          <table:table-cell table:formula="of:=[.J7]" office:value-type="float" office:value="0.247058823529412" calcext:value-type="float">
            <text:p>0.25</text:p>
          </table:table-cell>
          <table:table-cell/>
          <table:table-cell table:formula="of:=IF(AND([.A7]&gt;[.B7];[.A7]&gt;[.C7]);[.Q7];IF([.B7]&gt;[.C7];[.R7];[.S7]))" office:value-type="float" office:value="33" calcext:value-type="float">
            <text:p>33</text:p>
          </table:table-cell>
          <table:table-cell table:formula="of:=IF([.M7]=0;0;([.M7]/(1-ABS(2*[.J7]-1))))" office:value-type="float" office:value="0.634920634920635" calcext:value-type="float">
            <text:p>0.635</text:p>
          </table:table-cell>
          <table:table-cell table:formula="of:=([.K7]+[.L7])/2" office:value-type="float" office:value="0.247058823529412" calcext:value-type="float">
            <text:p>0.247</text:p>
          </table:table-cell>
          <table:table-cell table:formula="of:=MAX([.N7:.P7])" office:value-type="float" office:value="0.403921568627451" calcext:value-type="float">
            <text:p>0.403921568627451</text:p>
          </table:table-cell>
          <table:table-cell table:formula="of:=MIN([.N7:.P7])" office:value-type="float" office:value="0.0901960784313726" calcext:value-type="float">
            <text:p>0.090196078431373</text:p>
          </table:table-cell>
          <table:table-cell table:formula="of:=[.K7]-[.L7]" office:value-type="float" office:value="0.313725490196078" calcext:value-type="float">
            <text:p>0.313725490196078</text:p>
          </table:table-cell>
          <table:table-cell table:formula="of:=[.A7]/255" office:value-type="float" office:value="0.403921568627451" calcext:value-type="float">
            <text:p>0.403921568627451</text:p>
          </table:table-cell>
          <table:table-cell table:formula="of:=[.B7]/255" office:value-type="float" office:value="0.262745098039216" calcext:value-type="float">
            <text:p>0.262745098039216</text:p>
          </table:table-cell>
          <table:table-cell table:formula="of:=[.C7]/255" office:value-type="float" office:value="0.0901960784313726" calcext:value-type="float">
            <text:p>0.090196078431373</text:p>
          </table:table-cell>
          <table:table-cell table:formula="of:=60*(MOD(([.O7]-[.P7])/[.M7];6))" office:value-type="float" office:value="33" calcext:value-type="float">
            <text:p>33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table:formula="of:=[.H8]" office:value-type="float" office:value="34.9253731343284" calcext:value-type="float">
            <text:p>35</text:p>
          </table:table-cell>
          <table:table-cell table:formula="of:=[.I8]" office:value-type="float" office:value="0.432258064516129" calcext:value-type="float">
            <text:p>0.43</text:p>
          </table:table-cell>
          <table:table-cell table:formula="of:=[.J8]" office:value-type="float" office:value="0.303921568627451" calcext:value-type="float">
            <text:p>0.30</text:p>
          </table:table-cell>
          <table:table-cell/>
          <table:table-cell table:formula="of:=IF(AND([.A8]&gt;[.B8];[.A8]&gt;[.C8]);[.Q8];IF([.B8]&gt;[.C8];[.R8];[.S8]))" office:value-type="float" office:value="34.9253731343284" calcext:value-type="float">
            <text:p>34.9253731343284</text:p>
          </table:table-cell>
          <table:table-cell table:formula="of:=IF([.M8]=0;0;([.M8]/(1-ABS(2*[.J8]-1))))" office:value-type="float" office:value="0.432258064516129" calcext:value-type="float">
            <text:p>0.432</text:p>
          </table:table-cell>
          <table:table-cell table:formula="of:=([.K8]+[.L8])/2" office:value-type="float" office:value="0.303921568627451" calcext:value-type="float">
            <text:p>0.304</text:p>
          </table:table-cell>
          <table:table-cell table:formula="of:=MAX([.N8:.P8])" office:value-type="float" office:value="0.435294117647059" calcext:value-type="float">
            <text:p>0.435294117647059</text:p>
          </table:table-cell>
          <table:table-cell table:formula="of:=MIN([.N8:.P8])" office:value-type="float" office:value="0.172549019607843" calcext:value-type="float">
            <text:p>0.172549019607843</text:p>
          </table:table-cell>
          <table:table-cell table:formula="of:=[.K8]-[.L8]" office:value-type="float" office:value="0.262745098039216" calcext:value-type="float">
            <text:p>0.262745098039216</text:p>
          </table:table-cell>
          <table:table-cell table:formula="of:=[.A8]/255" office:value-type="float" office:value="0.435294117647059" calcext:value-type="float">
            <text:p>0.435294117647059</text:p>
          </table:table-cell>
          <table:table-cell table:formula="of:=[.B8]/255" office:value-type="float" office:value="0.325490196078431" calcext:value-type="float">
            <text:p>0.325490196078431</text:p>
          </table:table-cell>
          <table:table-cell table:formula="of:=[.C8]/255" office:value-type="float" office:value="0.172549019607843" calcext:value-type="float">
            <text:p>0.172549019607843</text:p>
          </table:table-cell>
          <table:table-cell table:formula="of:=60*(MOD(([.O8]-[.P8])/[.M8];6))" office:value-type="float" office:value="34.9253731343284" calcext:value-type="float">
            <text:p>34.9253731343284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29.0746268656716" calcext:value-type="float">
            <text:p>29.07462686567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table:formula="of:=[.H9]" office:value-type="float" office:value="30.4615384615385" calcext:value-type="float">
            <text:p>30</text:p>
          </table:table-cell>
          <table:table-cell table:formula="of:=[.I9]" office:value-type="float" office:value="0.481481481481481" calcext:value-type="float">
            <text:p>0.48</text:p>
          </table:table-cell>
          <table:table-cell table:formula="of:=[.J9]" office:value-type="float" office:value="0.264705882352941" calcext:value-type="float">
            <text:p>0.26</text:p>
          </table:table-cell>
          <table:table-cell/>
          <table:table-cell table:formula="of:=IF(AND([.A9]&gt;[.B9];[.A9]&gt;[.C9]);[.Q9];IF([.B9]&gt;[.C9];[.R9];[.S9]))" office:value-type="float" office:value="30.4615384615385" calcext:value-type="float">
            <text:p>30.4615384615385</text:p>
          </table:table-cell>
          <table:table-cell table:formula="of:=IF([.M9]=0;0;([.M9]/(1-ABS(2*[.J9]-1))))" office:value-type="float" office:value="0.481481481481481" calcext:value-type="float">
            <text:p>0.481</text:p>
          </table:table-cell>
          <table:table-cell table:formula="of:=([.K9]+[.L9])/2" office:value-type="float" office:value="0.264705882352941" calcext:value-type="float">
            <text:p>0.265</text:p>
          </table:table-cell>
          <table:table-cell table:formula="of:=MAX([.N9:.P9])" office:value-type="float" office:value="0.392156862745098" calcext:value-type="float">
            <text:p>0.392156862745098</text:p>
          </table:table-cell>
          <table:table-cell table:formula="of:=MIN([.N9:.P9])" office:value-type="float" office:value="0.137254901960784" calcext:value-type="float">
            <text:p>0.137254901960784</text:p>
          </table:table-cell>
          <table:table-cell table:formula="of:=[.K9]-[.L9]" office:value-type="float" office:value="0.254901960784314" calcext:value-type="float">
            <text:p>0.254901960784314</text:p>
          </table:table-cell>
          <table:table-cell table:formula="of:=[.A9]/255" office:value-type="float" office:value="0.392156862745098" calcext:value-type="float">
            <text:p>0.392156862745098</text:p>
          </table:table-cell>
          <table:table-cell table:formula="of:=[.B9]/255" office:value-type="float" office:value="0.266666666666667" calcext:value-type="float">
            <text:p>0.266666666666667</text:p>
          </table:table-cell>
          <table:table-cell table:formula="of:=[.C9]/255" office:value-type="float" office:value="0.137254901960784" calcext:value-type="float">
            <text:p>0.137254901960784</text:p>
          </table:table-cell>
          <table:table-cell table:formula="of:=60*(MOD(([.O9]-[.P9])/[.M9];6))" office:value-type="float" office:value="30.4615384615385" calcext:value-type="float">
            <text:p>30.4615384615385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33.5384615384615" calcext:value-type="float">
            <text:p>33.53846153846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4" loext:min-decimal-places="4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 style:data-style-name="N2" text:time-value="02:40:59.3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meta:initial-creator>Mark Qi</meta:initial-creator>
    <meta:creation-date>2017-03-13T16:38:35Z</meta:creation-date>
    <dc:date>2018-04-17T02:42:44.517000000</dc:date>
    <meta:editing-cycles>68</meta:editing-cycles>
    <meta:editing-duration>P1DT20H33M1S</meta:editing-duration>
    <meta:document-statistic meta:table-count="7" meta:cell-count="1017" meta:object-count="0"/>
  </office:meta>
</office:document-meta>
</file>